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17.773cm" fo:break-before="page" table:align="right"/>
    </style:style>
    <style:style style:name="Tabella2.A" style:family="table-column">
      <style:table-column-properties style:column-width="2.748cm"/>
    </style:style>
    <style:style style:name="Tabella2.B" style:family="table-column">
      <style:table-column-properties style:column-width="8.46cm"/>
    </style:style>
    <style:style style:name="Tabella2.C" style:family="table-column">
      <style:table-column-properties style:column-width="1.284cm"/>
    </style:style>
    <style:style style:name="Tabella2.D" style:family="table-column">
      <style:table-column-properties style:column-width="5.28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D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8" style:family="table-row">
      <style:table-row-properties style:min-row-height="0.132cm"/>
    </style:style>
    <style:style style:name="Tabella2.A9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2.D9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18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11" style:family="table">
      <style:table-properties style:width="16.833cm" fo:margin-left="-0.106cm" fo:margin-top="0cm" fo:margin-bottom="0cm" table:align="left"/>
    </style:style>
    <style:style style:name="Tabella11.A" style:family="table-column">
      <style:table-column-properties style:column-width="4.203cm"/>
    </style:style>
    <style:style style:name="Tabella11.B" style:family="table-column">
      <style:table-column-properties style:column-width="12.629cm"/>
    </style:style>
    <style:style style:name="Tabella11.1" style:family="table-row">
      <style:table-row-properties style:min-row-height="0.452cm" fo:keep-together="auto"/>
    </style:style>
    <style:style style:name="Tabella1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6" style:family="table-row">
      <style:table-row-properties style:min-row-height="0.841cm" fo:keep-together="auto"/>
    </style:style>
    <style:style style:name="Tabella1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14" style:family="table-row">
      <style:table-row-properties style:min-row-height="0.513cm" fo:keep-together="auto"/>
    </style:style>
    <style:style style:name="Tabella11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833cm" fo:margin-left="-0.106cm" fo:margin-top="0cm" fo:margin-bottom="0cm" table:align="left"/>
    </style:style>
    <style:style style:name="Tabella1.A" style:family="table-column">
      <style:table-column-properties style:column-width="4.203cm"/>
    </style:style>
    <style:style style:name="Tabella1.B" style:family="table-column">
      <style:table-column-properties style:column-width="12.62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6" style:family="table-row">
      <style:table-row-properties style:min-row-height="0.841cm" fo:keep-together="auto"/>
    </style:style>
    <style:style style:name="Tabella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6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" style:family="table">
      <style:table-properties style:width="16.833cm" fo:margin-left="-0.106cm" fo:margin-top="0cm" fo:margin-bottom="0cm" table:align="left"/>
    </style:style>
    <style:style style:name="Tabella3.A" style:family="table-column">
      <style:table-column-properties style:column-width="4.203cm"/>
    </style:style>
    <style:style style:name="Tabella3.B" style:family="table-column">
      <style:table-column-properties style:column-width="12.629cm"/>
    </style:style>
    <style:style style:name="Tabella3.1" style:family="table-row">
      <style:table-row-properties style:min-row-height="0.452cm" fo:keep-together="auto"/>
    </style:style>
    <style:style style:name="Tabella3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3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841cm" fo:keep-together="auto"/>
    </style:style>
    <style:style style:name="Tabella3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15" style:family="table-row">
      <style:table-row-properties style:min-row-height="0.589cm" fo:keep-together="auto"/>
    </style:style>
    <style:style style:name="Tabella3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" style:family="table">
      <style:table-properties style:width="16.833cm" fo:margin-left="-0.106cm" fo:margin-top="0cm" fo:margin-bottom="0cm" table:align="left"/>
    </style:style>
    <style:style style:name="Tabella9.A" style:family="table-column">
      <style:table-column-properties style:column-width="4.203cm"/>
    </style:style>
    <style:style style:name="Tabella9.B" style:family="table-column">
      <style:table-column-properties style:column-width="12.629cm"/>
    </style:style>
    <style:style style:name="Tabella9.1" style:family="table-row">
      <style:table-row-properties style:min-row-height="0.452cm" fo:keep-together="auto"/>
    </style:style>
    <style:style style:name="Tabella9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9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6" style:family="table-row">
      <style:table-row-properties style:min-row-height="0.841cm" fo:keep-together="auto"/>
    </style:style>
    <style:style style:name="Tabella9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11" style:family="table-row">
      <style:table-row-properties style:min-row-height="0.633cm" fo:keep-together="auto"/>
    </style:style>
    <style:style style:name="Tabella9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15" style:family="table-row">
      <style:table-row-properties style:min-row-height="0.57cm" fo:keep-together="auto"/>
    </style:style>
    <style:style style:name="Tabella9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6.833cm" fo:margin-left="-0.106cm" fo:margin-top="0cm" fo:margin-bottom="0cm" table:align="left"/>
    </style:style>
    <style:style style:name="Tabella4.A" style:family="table-column">
      <style:table-column-properties style:column-width="4.203cm"/>
    </style:style>
    <style:style style:name="Tabella4.B" style:family="table-column">
      <style:table-column-properties style:column-width="12.629cm"/>
    </style:style>
    <style:style style:name="Tabella4.1" style:family="table-row">
      <style:table-row-properties style:min-row-height="0.452cm" fo:keep-together="auto"/>
    </style:style>
    <style:style style:name="Tabella4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6" style:family="table-row">
      <style:table-row-properties style:min-row-height="0.841cm" fo:keep-together="auto"/>
    </style:style>
    <style:style style:name="Tabella4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14" style:family="table-row">
      <style:table-row-properties style:min-row-height="0.605cm" fo:keep-together="auto"/>
    </style:style>
    <style:style style:name="Tabella4.15" style:family="table-row">
      <style:table-row-properties style:min-row-height="0.589cm" fo:keep-together="auto"/>
    </style:style>
    <style:style style:name="Tabella4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19" style:family="table-row">
      <style:table-row-properties style:min-row-height="0.243cm" fo:keep-together="auto"/>
    </style:style>
    <style:style style:name="Tabella4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6.833cm" fo:margin-left="-0.106cm" fo:margin-top="0cm" fo:margin-bottom="0cm" table:align="left"/>
    </style:style>
    <style:style style:name="Tabella5.A" style:family="table-column">
      <style:table-column-properties style:column-width="3.999cm"/>
    </style:style>
    <style:style style:name="Tabella5.B" style:family="table-column">
      <style:table-column-properties style:column-width="12.834cm"/>
    </style:style>
    <style:style style:name="Tabella5.1" style:family="table-row">
      <style:table-row-properties style:min-row-height="0.452cm" fo:keep-together="auto"/>
    </style:style>
    <style:style style:name="Tabella5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5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6" style:family="table-row">
      <style:table-row-properties style:min-row-height="0.841cm" fo:keep-together="auto"/>
    </style:style>
    <style:style style:name="Tabella5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11" style:family="table-row">
      <style:table-row-properties style:min-row-height="0.642cm" fo:keep-together="auto"/>
    </style:style>
    <style:style style:name="Tabella5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12" style:family="table-row">
      <style:table-row-properties style:min-row-height="0.617cm" fo:keep-together="auto"/>
    </style:style>
    <style:style style:name="Tabella5.14" style:family="table-row">
      <style:table-row-properties style:min-row-height="0.605cm" fo:keep-together="auto"/>
    </style:style>
    <style:style style:name="Tabella5.15" style:family="table-row">
      <style:table-row-properties style:min-row-height="0.589cm" fo:keep-together="auto"/>
    </style:style>
    <style:style style:name="Tabella5.16" style:family="table-row">
      <style:table-row-properties style:min-row-height="0.499cm" fo:keep-together="auto"/>
    </style:style>
    <style:style style:name="Tabella5.A1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A20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0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16.833cm" fo:margin-left="-0.106cm" fo:margin-top="0cm" fo:margin-bottom="0cm" table:align="left"/>
    </style:style>
    <style:style style:name="Tabella7.A" style:family="table-column">
      <style:table-column-properties style:column-width="4.203cm"/>
    </style:style>
    <style:style style:name="Tabella7.B" style:family="table-column">
      <style:table-column-properties style:column-width="12.629cm"/>
    </style:style>
    <style:style style:name="Tabella7.1" style:family="table-row">
      <style:table-row-properties style:min-row-height="0.452cm" fo:keep-together="auto"/>
    </style:style>
    <style:style style:name="Tabella7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7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6" style:family="table-row">
      <style:table-row-properties style:min-row-height="0.841cm" fo:keep-together="auto"/>
    </style:style>
    <style:style style:name="Tabella7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14" style:family="table-row">
      <style:table-row-properties style:min-row-height="0.605cm" fo:keep-together="auto"/>
    </style:style>
    <style:style style:name="Tabella7.15" style:family="table-row">
      <style:table-row-properties style:min-row-height="0.589cm" fo:keep-together="auto"/>
    </style:style>
    <style:style style:name="Tabella7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19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9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1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22" style:family="table-row">
      <style:table-row-properties style:min-row-height="0.243cm" fo:keep-together="auto"/>
    </style:style>
    <style:style style:name="Tabella7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5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6.668cm"/>
    </style:style>
    <style:style style:name="Tabella6.B" style:family="table-column">
      <style:table-column-properties style:column-width="10.345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6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6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6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6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6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6.668cm"/>
    </style:style>
    <style:style style:name="Tabella10.B" style:family="table-column">
      <style:table-column-properties style:column-width="10.345cm"/>
    </style:style>
    <style:style style:name="Tabel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0.B1" style:family="table-cell">
      <style:table-cell-properties fo:padding="0.097cm" fo:border="0.25pt solid #000000" style:writing-mode="lr-tb"/>
    </style:style>
    <style:style style:name="Tabel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0.A20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0.B20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0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0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6.668cm"/>
    </style:style>
    <style:style style:name="Tabella13.B" style:family="table-column">
      <style:table-column-properties style:column-width="10.345cm"/>
    </style:style>
    <style:style style:name="Tabel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.B1" style:family="table-cell">
      <style:table-cell-properties fo:padding="0.097cm" fo:border="0.25pt solid #000000" style:writing-mode="lr-tb"/>
    </style:style>
    <style:style style:name="Tabel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.A27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3.B27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3.A28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3.B28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3.A3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3.B3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6.747cm"/>
    </style:style>
    <style:style style:name="Tabella14.B" style:family="table-column">
      <style:table-column-properties style:column-width="10.266cm"/>
    </style:style>
    <style:style style:name="Tabel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.B1" style:family="table-cell">
      <style:table-cell-properties fo:padding="0.097cm" fo:border="0.25pt solid #000000" style:writing-mode="lr-tb"/>
    </style:style>
    <style:style style:name="Tabel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6.668cm"/>
    </style:style>
    <style:style style:name="Tabella15.B" style:family="table-column">
      <style:table-column-properties style:column-width="10.345cm"/>
    </style:style>
    <style:style style:name="Tabel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.B1" style:family="table-cell">
      <style:table-cell-properties fo:padding="0.097cm" fo:border="0.25pt solid #000000" style:writing-mode="lr-tb"/>
    </style:style>
    <style:style style:name="Tabel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6" style:family="table">
      <style:table-properties style:width="16.997cm" fo:margin-left="0cm" table:align="left"/>
    </style:style>
    <style:style style:name="Tabella16.A" style:family="table-column">
      <style:table-column-properties style:column-width="6.668cm"/>
    </style:style>
    <style:style style:name="Tabella16.B" style:family="table-column">
      <style:table-column-properties style:column-width="10.329cm"/>
    </style:style>
    <style:style style:name="Tabel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6.B1" style:family="table-cell">
      <style:table-cell-properties fo:padding="0.097cm" fo:border="0.25pt solid #000000" style:writing-mode="lr-tb"/>
    </style:style>
    <style:style style:name="Tabel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" style:family="table">
      <style:table-properties style:width="16.997cm" fo:margin-left="0cm" table:align="left"/>
    </style:style>
    <style:style style:name="Tabella17.A" style:family="table-column">
      <style:table-column-properties style:column-width="6.668cm"/>
    </style:style>
    <style:style style:name="Tabella17.B" style:family="table-column">
      <style:table-column-properties style:column-width="10.329cm"/>
    </style:style>
    <style:style style:name="Tabella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7.B1" style:family="table-cell">
      <style:table-cell-properties fo:padding="0.097cm" fo:border="0.25pt solid #000000" style:writing-mode="lr-tb"/>
    </style:style>
    <style:style style:name="Tabella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.A1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7.B1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7.A14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7.B14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6.668cm"/>
    </style:style>
    <style:style style:name="Tabella18.B" style:family="table-column">
      <style:table-column-properties style:column-width="10.345cm"/>
    </style:style>
    <style:style style:name="Tabella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8.B1" style:family="table-cell">
      <style:table-cell-properties fo:padding="0.097cm" fo:border="0.25pt solid #000000" style:writing-mode="lr-tb"/>
    </style:style>
    <style:style style:name="Tabella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8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8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8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8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P1" style:family="paragraph" style:parent-style-name="Table_20_Contents">
      <style:paragraph-properties fo:line-height="200%"/>
      <style:text-properties style:font-name="Times New Roman" fo:font-size="12pt" fo:font-weight="bold" officeooo:rsid="019e870a" officeooo:paragraph-rsid="001c3e04" fo:background-color="transparent" style:font-size-asian="12pt" style:font-weight-asian="bold" style:font-name-complex="Times New Roman" style:font-weight-complex="bold"/>
    </style:style>
    <style:style style:name="P2" style:family="paragraph" style:parent-style-name="Table_20_Contents">
      <style:text-properties style:font-name="Times New Roman" fo:font-size="10pt" officeooo:rsid="019e870a" officeooo:paragraph-rsid="001c3e04" style:font-size-asian="10pt" style:font-name-complex="Times New Roman" style:font-size-complex="10pt"/>
    </style:style>
    <style:style style:name="P3" style:family="paragraph" style:parent-style-name="Table_20_Contents">
      <style:text-properties style:font-name="Times New Roman" fo:font-size="10pt" officeooo:rsid="001e1e7e" officeooo:paragraph-rsid="001e1e7e" style:font-size-asian="10pt" style:font-name-complex="Times New Roman" style:font-size-complex="10pt"/>
    </style:style>
    <style:style style:name="P4" style:family="paragraph" style:parent-style-name="Table_20_Contents">
      <style:text-properties style:font-name="Times New Roman" fo:font-size="10pt" officeooo:rsid="00f461ef" officeooo:paragraph-rsid="001c3e04" style:font-size-asian="10pt" style:font-name-complex="Times New Roman" style:font-size-complex="10pt"/>
    </style:style>
    <style:style style:name="P5" style:family="paragraph" style:parent-style-name="Table_20_Contents">
      <style:text-properties style:font-name="Times New Roman" fo:font-size="10pt" officeooo:rsid="0136d747" officeooo:paragraph-rsid="001c3e04" style:font-size-asian="10pt" style:font-name-complex="Times New Roman" style:font-size-complex="10pt"/>
    </style:style>
    <style:style style:name="P6" style:family="paragraph" style:parent-style-name="Table_20_Contents">
      <style:text-properties style:font-name="Times New Roman" fo:font-size="10pt" officeooo:rsid="00f076b7" officeooo:paragraph-rsid="001c3e04" style:font-size-asian="10pt" style:font-name-complex="Times New Roman" style:font-size-complex="10pt"/>
    </style:style>
    <style:style style:name="P7" style:family="paragraph" style:parent-style-name="Table_20_Contents">
      <style:text-properties style:font-name="Times New Roman" fo:font-size="10pt" officeooo:rsid="001fd54c" officeooo:paragraph-rsid="001fd54c" style:font-size-asian="10pt" style:font-name-complex="Times New Roman" style:font-size-complex="10pt"/>
    </style:style>
    <style:style style:name="P8" style:family="paragraph" style:parent-style-name="Table_20_Contents">
      <style:text-properties style:font-name="Times New Roman" fo:font-size="10pt" officeooo:rsid="00dff6a5" officeooo:paragraph-rsid="001c3e04" style:font-size-asian="10pt" style:font-name-complex="Times New Roman" style:font-size-complex="10pt"/>
    </style:style>
    <style:style style:name="P9" style:family="paragraph" style:parent-style-name="Table_20_Contents">
      <style:text-properties style:font-name="Times New Roman" fo:font-size="10pt" officeooo:paragraph-rsid="001c3e04" style:font-size-asian="10pt" style:font-name-complex="Times New Roman" style:font-size-complex="10pt"/>
    </style:style>
    <style:style style:name="P10" style:family="paragraph" style:parent-style-name="Table_20_Contents">
      <style:text-properties style:font-name="Times New Roman" fo:font-size="10pt" officeooo:rsid="002a06b8" officeooo:paragraph-rsid="002a06b8" style:font-size-asian="10pt" style:font-name-complex="Times New Roman" style:font-size-complex="10pt"/>
    </style:style>
    <style:style style:name="P11" style:family="paragraph" style:parent-style-name="Table_20_Contents">
      <style:text-properties style:font-name="Times New Roman" fo:font-size="10pt" officeooo:rsid="003af880" officeooo:paragraph-rsid="003af880" style:font-size-asian="10pt" style:font-name-complex="Times New Roman" style:font-size-complex="10pt"/>
    </style:style>
    <style:style style:name="P12" style:family="paragraph" style:parent-style-name="Table_20_Contents">
      <style:text-properties style:font-name="Times New Roman" fo:font-size="10pt" officeooo:rsid="019e870a" officeooo:paragraph-rsid="001c3e04" fo:background-color="transparent" style:font-size-asian="10pt" style:font-name-complex="Times New Roman" style:font-size-complex="10pt"/>
    </style:style>
    <style:style style:name="P13" style:family="paragraph" style:parent-style-name="Table_20_Contents">
      <style:text-properties style:font-name="Times New Roman" fo:font-size="10pt" officeooo:rsid="00e6e9b3" officeooo:paragraph-rsid="001c3e04" fo:background-color="transparent" style:font-size-asian="10pt" style:font-name-complex="Times New Roman" style:font-size-complex="10pt"/>
    </style:style>
    <style:style style:name="P14" style:family="paragraph" style:parent-style-name="Table_20_Contents">
      <style:text-properties style:font-name="Times New Roman" fo:font-size="10pt" officeooo:rsid="0136d747" officeooo:paragraph-rsid="001c3e04" fo:background-color="transparent" style:font-size-asian="10pt" style:font-name-complex="Times New Roman" style:font-size-complex="10pt"/>
    </style:style>
    <style:style style:name="P15" style:family="paragraph" style:parent-style-name="Table_20_Contents">
      <style:text-properties style:font-name="Times New Roman" fo:font-size="10pt" officeooo:rsid="00e46cdb" officeooo:paragraph-rsid="001c3e04" fo:background-color="transparent" style:font-size-asian="10pt" style:font-name-complex="Times New Roman" style:font-size-complex="10pt"/>
    </style:style>
    <style:style style:name="P16" style:family="paragraph" style:parent-style-name="Table_20_Contents">
      <style:text-properties style:font-name="Times New Roman" fo:font-size="10pt" officeooo:rsid="00f461ef" officeooo:paragraph-rsid="001c3e04" fo:background-color="transparent" style:font-size-asian="10pt" style:font-name-complex="Times New Roman" style:font-size-complex="10pt"/>
    </style:style>
    <style:style style:name="P17" style:family="paragraph" style:parent-style-name="Table_20_Contents">
      <style:text-properties style:font-name="Times New Roman" fo:font-size="10pt" officeooo:rsid="001fd54c" officeooo:paragraph-rsid="001fd54c" fo:background-color="transparent" style:font-size-asian="10pt" style:font-name-complex="Times New Roman" style:font-size-complex="10pt"/>
    </style:style>
    <style:style style:name="P18" style:family="paragraph" style:parent-style-name="Table_20_Contents">
      <style:text-properties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19" style:family="paragraph" style:parent-style-name="Table_20_Contents">
      <style:text-properties style:font-name="Times New Roman" fo:font-size="10pt" officeooo:rsid="00f076b7" officeooo:paragraph-rsid="001c3e04" fo:background-color="transparent" style:font-size-asian="10pt" style:font-name-complex="Times New Roman" style:font-size-complex="10pt"/>
    </style:style>
    <style:style style:name="P20" style:family="paragraph" style:parent-style-name="Table_20_Contents">
      <style:text-properties style:font-name="Times New Roman" fo:font-size="10pt" officeooo:paragraph-rsid="001c3e04" fo:background-color="transparent" style:font-size-asian="10pt" style:font-name-complex="Times New Roman" style:font-size-complex="10pt"/>
    </style:style>
    <style:style style:name="P21" style:family="paragraph" style:parent-style-name="Table_20_Contents">
      <style:text-properties style:font-name="Times New Roman" fo:font-size="10pt" officeooo:rsid="003af880" officeooo:paragraph-rsid="003af880" fo:background-color="transparent" style:font-size-asian="10pt" style:font-name-complex="Times New Roman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e99b9e" officeooo:paragraph-rsid="001c3e04" style:font-size-asian="10pt" style:font-weight-asian="bold" style:font-name-complex="Times New Roman" style:font-size-complex="10pt" style:font-weight-complex="bold"/>
    </style:style>
    <style:style style:name="P23" style:family="paragraph" style:parent-style-name="Table_20_Contents">
      <style:text-properties fo:color="#000000" style:font-name="Times New Roman" fo:font-size="10pt" officeooo:rsid="00e5aad9" officeooo:paragraph-rsid="001c3e04" fo:background-color="transparent" style:font-size-asian="10pt" style:font-name-complex="Times New Roman" style:font-size-complex="10pt"/>
    </style:style>
    <style:style style:name="P24" style:family="paragraph" style:parent-style-name="Table_20_Contents">
      <style:text-properties fo:color="#000000"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5" style:family="paragraph" style:parent-style-name="Table_20_Contents">
      <style:paragraph-properties>
        <style:tab-stops>
          <style:tab-stop style:position="4.048cm"/>
        </style:tab-stops>
      </style:paragraph-properties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>
        <style:tab-stops>
          <style:tab-stop style:position="6.694cm"/>
        </style:tab-stops>
      </style:paragraph-properties>
      <style:text-properties officeooo:paragraph-rsid="001c3e04"/>
    </style:style>
    <style:style style:name="P30" style:family="paragraph" style:parent-style-name="Table_20_Contents">
      <style:text-properties officeooo:paragraph-rsid="001c3e04"/>
    </style:style>
    <style:style style:name="P31" style:family="paragraph" style:parent-style-name="Standard">
      <style:text-properties fo:font-weight="bold" officeooo:paragraph-rsid="001c3e04" style:font-weight-asian="bold" style:font-weight-complex="bold"/>
    </style:style>
    <style:style style:name="P32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 style:font-weight-complex="bold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50043" officeooo:paragraph-rsid="001c3e04" style:font-weight-asian="bold" style:font-weight-complex="bol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c3e04" style:font-weight-asian="bold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fo:font-weight="bold" officeooo:paragraph-rsid="001c3e04" style:font-weight-asian="bold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76b0b" officeooo:paragraph-rsid="001c3e04" style:font-weight-asian="bold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2f8b26" officeooo:paragraph-rsid="001c3e04" style:font-weight-asian="bold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567bb" officeooo:paragraph-rsid="001c3e04" style:font-weight-asian="bold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b8876" officeooo:paragraph-rsid="001c3e04" style:font-weight-asian="bol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f5996" officeooo:paragraph-rsid="001c3e04" style:font-weight-asian="bold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53865" officeooo:paragraph-rsid="001c3e04" style:font-weight-asian="bold"/>
    </style:style>
    <style:style style:name="P42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/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a837e9" officeooo:paragraph-rsid="001c3e04" style:font-weight-asian="bold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7098b" officeooo:paragraph-rsid="001c3e04" style:font-weight-asian="bold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8e1ed" officeooo:paragraph-rsid="001c3e04" style:font-weight-asian="bold"/>
    </style:style>
    <style:style style:name="P46" style:family="paragraph" style:parent-style-name="Standard">
      <style:text-properties officeooo:paragraph-rsid="001c3e04"/>
    </style:style>
    <style:style style:name="P47" style:family="paragraph" style:parent-style-name="Standard">
      <style:paragraph-properties fo:line-height="200%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48" style:family="paragraph" style:parent-style-name="Standard">
      <style:paragraph-properties fo:line-height="200%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463887" officeooo:paragraph-rsid="001c3e04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3bbb55" officeooo:paragraph-rsid="001c3e04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12896f4" officeooo:paragraph-rsid="001c3e04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paragraph-rsid="001c3e04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13b13d8" officeooo:paragraph-rsid="001c3e04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rsid="01463887" officeooo:paragraph-rsid="001c3e04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13bbb55" officeooo:paragraph-rsid="001c3e04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1476b0b" officeooo:paragraph-rsid="001c3e04"/>
    </style:style>
    <style:style style:name="P57" style:family="paragraph" style:parent-style-name="Standard">
      <style:paragraph-properties fo:line-height="200%"/>
      <style:text-properties fo:color="#ff0000" style:font-name="Times New Roman" fo:font-size="12pt" fo:font-weight="bold" officeooo:rsid="013bbb55" officeooo:paragraph-rsid="001c3e04" style:font-size-asian="12pt" style:font-weight-asian="bold" style:font-name-complex="Times New Roman" style:font-weight-complex="bold"/>
    </style:style>
    <style:style style:name="P58" style:family="paragraph" style:parent-style-name="Standard">
      <style:paragraph-properties fo:line-height="200%"/>
      <style:text-properties fo:color="#ff0000" style:font-name="Times New Roman" fo:font-size="12pt" fo:font-weight="bold" officeooo:rsid="01551f04" officeooo:paragraph-rsid="001c3e04" style:font-size-asian="12pt" style:font-weight-asian="bold" style:font-name-complex="Times New Roman" style:font-weight-complex="bold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1c567bb" officeooo:paragraph-rsid="001c3e04"/>
    </style:style>
    <style:style style:name="P60" style:family="paragraph" style:parent-style-name="Standard">
      <style:paragraph-properties fo:line-height="200%"/>
      <style:text-properties fo:color="#944794" style:font-name="Times New Roman" fo:font-size="12pt" fo:font-weight="bold" officeooo:rsid="00bd7d97" officeooo:paragraph-rsid="001c3e04" style:font-size-asian="12pt" style:font-weight-asian="bold" style:font-name-complex="Times New Roman" style:font-weight-complex="bold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14da643" officeooo:paragraph-rsid="001c3e04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rsid="014f5996" officeooo:paragraph-rsid="001c3e04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15b8876" officeooo:paragraph-rsid="001c3e04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1553865" officeooo:paragraph-rsid="001c3e04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1134964" officeooo:paragraph-rsid="001c3e04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1150043" officeooo:paragraph-rsid="001c3e04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117098b" officeooo:paragraph-rsid="001c3e0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117098b" officeooo:paragraph-rsid="001c3e04" style:font-weight-asian="normal" style:font-weight-complex="normal"/>
    </style:style>
    <style:style style:name="P69" style:family="paragraph" style:parent-style-name="Standard">
      <style:paragraph-properties fo:line-height="200%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70" style:family="paragraph" style:parent-style-name="Standard">
      <style:text-properties style:font-name="Times New Roman" officeooo:paragraph-rsid="001c3e04" style:font-name-complex="Times New Roman" style:font-weight-complex="bold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1a219cf" officeooo:paragraph-rsid="001c3e04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officeooo:rsid="01a3d33d" officeooo:paragraph-rsid="001c3e04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1a40449" officeooo:paragraph-rsid="001c3e04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officeooo:rsid="01c8e1ed" officeooo:paragraph-rsid="001c3e04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1a5a835" officeooo:paragraph-rsid="001c3e04"/>
    </style:style>
    <style:style style:name="P76" style:family="paragraph" style:parent-style-name="Standard">
      <style:text-properties fo:color="#ff3333" fo:font-size="14pt" officeooo:paragraph-rsid="001c3e04" style:font-size-asian="14pt" style:font-size-complex="14pt"/>
    </style:style>
    <style:style style:name="P77" style:family="paragraph" style:parent-style-name="Standard">
      <style:text-properties officeooo:rsid="001c3e04" officeooo:paragraph-rsid="001c3e04"/>
    </style:style>
    <style:style style:name="P78" style:family="paragraph" style:parent-style-name="Standard">
      <style:paragraph-properties fo:text-align="center" style:justify-single-word="false"/>
      <style:text-properties officeooo:paragraph-rsid="00226f4d"/>
    </style:style>
    <style:style style:name="P79" style:family="paragraph" style:parent-style-name="Standard">
      <style:paragraph-properties fo:break-before="page"/>
      <style:text-properties officeooo:paragraph-rsid="001c3e04"/>
    </style:style>
    <style:style style:name="P80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81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82" style:family="paragraph" style:parent-style-name="Standard">
      <style:paragraph-properties fo:line-height="200%" fo:break-before="page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83" style:family="paragraph" style:parent-style-name="Standard">
      <style:paragraph-properties fo:break-before="page"/>
      <style:text-properties style:font-name="Times New Roman" officeooo:paragraph-rsid="001c3e04" style:font-name-complex="Times New Roman" style:font-weight-complex="bold"/>
    </style:style>
    <style:style style:name="P84" style:family="paragraph" style:parent-style-name="Normale">
      <style:text-properties officeooo:paragraph-rsid="001c3e04"/>
    </style:style>
    <style:style style:name="P85" style:family="paragraph" style:parent-style-name="Heading_20_2">
      <style:paragraph-properties fo:line-height="200%"/>
      <style:text-properties officeooo:paragraph-rsid="001c3e04"/>
    </style:style>
    <style:style style:name="P86" style:family="paragraph" style:parent-style-name="Table_20_Contents">
      <style:text-properties style:font-name="Times New Roman" fo:font-size="10pt" officeooo:rsid="002f3a12" officeooo:paragraph-rsid="002f3a12" fo:background-color="#ffff00" style:font-size-asian="10pt" style:font-name-complex="Times New Roman" style:font-size-complex="10pt"/>
    </style:style>
    <style:style style:name="P87" style:family="paragraph" style:parent-style-name="Table_20_Contents" style:list-style-name="L1">
      <style:text-properties officeooo:paragraph-rsid="001c3e04"/>
    </style:style>
    <style:style style:name="T1" style:family="text">
      <style:text-properties officeooo:rsid="010e03b1"/>
    </style:style>
    <style:style style:name="T2" style:family="text">
      <style:text-properties fo:color="#000000" fo:font-style="normal" fo:font-weight="normal" officeooo:rsid="00dba092" style:font-style-asian="normal" style:font-weight-asian="normal" style:font-style-complex="normal" style:font-weight-complex="normal"/>
    </style:style>
    <style:style style:name="T3" style:family="text">
      <style:text-properties officeooo:rsid="014bca2e"/>
    </style:style>
    <style:style style:name="T4" style:family="text">
      <style:text-properties officeooo:rsid="013344d0"/>
    </style:style>
    <style:style style:name="T5" style:family="text">
      <style:text-properties officeooo:rsid="0134d671"/>
    </style:style>
    <style:style style:name="T6" style:family="text">
      <style:text-properties officeooo:rsid="012896f4"/>
    </style:style>
    <style:style style:name="T7" style:family="text">
      <style:text-properties officeooo:rsid="01ca9c83"/>
    </style:style>
    <style:style style:name="T8" style:family="text">
      <style:text-properties officeooo:rsid="01babd17"/>
    </style:style>
    <style:style style:name="T9" style:family="text">
      <style:text-properties officeooo:rsid="015a4d1c"/>
    </style:style>
    <style:style style:name="T10" style:family="text">
      <style:text-properties officeooo:rsid="01476b0b"/>
    </style:style>
    <style:style style:name="T11" style:family="text">
      <style:text-properties officeooo:rsid="013bbb55"/>
    </style:style>
    <style:style style:name="T12" style:family="text">
      <style:text-properties officeooo:rsid="0149547a"/>
    </style:style>
    <style:style style:name="T13" style:family="text">
      <style:text-properties officeooo:rsid="00f657e9"/>
    </style:style>
    <style:style style:name="T14" style:family="text">
      <style:text-properties officeooo:rsid="01741e4c"/>
    </style:style>
    <style:style style:name="T15" style:family="text">
      <style:text-properties officeooo:rsid="01131472"/>
    </style:style>
    <style:style style:name="T16" style:family="text">
      <style:text-properties officeooo:rsid="015b6353"/>
    </style:style>
    <style:style style:name="T17" style:family="text">
      <style:text-properties officeooo:rsid="0141cb6c"/>
    </style:style>
    <style:style style:name="T18" style:family="text">
      <style:text-properties officeooo:rsid="014da643"/>
    </style:style>
    <style:style style:name="T19" style:family="text">
      <style:text-properties officeooo:rsid="014f5996"/>
    </style:style>
    <style:style style:name="T20" style:family="text">
      <style:text-properties officeooo:rsid="015155da"/>
    </style:style>
    <style:style style:name="T21" style:family="text">
      <style:text-properties officeooo:rsid="015b8876"/>
    </style:style>
    <style:style style:name="T22" style:family="text">
      <style:text-properties officeooo:rsid="00f74dbe"/>
    </style:style>
    <style:style style:name="T23" style:family="text">
      <style:text-properties officeooo:rsid="01134964"/>
    </style:style>
    <style:style style:name="T24" style:family="text">
      <style:text-properties officeooo:rsid="01c28b39"/>
    </style:style>
    <style:style style:name="T25" style:family="text">
      <style:text-properties officeooo:rsid="01d94eb7"/>
    </style:style>
    <style:style style:name="T26" style:family="text">
      <style:text-properties officeooo:rsid="0197674a"/>
    </style:style>
    <style:style style:name="T27" style:family="text">
      <style:text-properties officeooo:rsid="0117c481"/>
    </style:style>
    <style:style style:name="T28" style:family="text">
      <style:text-properties officeooo:rsid="0117098b"/>
    </style:style>
    <style:style style:name="T29" style:family="text">
      <style:text-properties officeooo:rsid="01a219cf"/>
    </style:style>
    <style:style style:name="T30" style:family="text">
      <style:text-properties officeooo:rsid="01cffac8"/>
    </style:style>
    <style:style style:name="T31" style:family="text">
      <style:text-properties officeooo:rsid="01a3d33d"/>
    </style:style>
    <style:style style:name="T32" style:family="text">
      <style:text-properties officeooo:rsid="01a40449"/>
    </style:style>
    <style:style style:name="T33" style:family="text">
      <style:text-properties officeooo:rsid="01c8e1ed"/>
    </style:style>
    <style:style style:name="T34" style:family="text">
      <style:text-properties officeooo:rsid="01a5a835"/>
    </style:style>
    <style:style style:name="T35" style:family="text">
      <style:text-properties officeooo:rsid="01d7bb15"/>
    </style:style>
    <style:style style:name="T36" style:family="text">
      <style:text-properties style:font-name="Times New Roman" style:font-name-complex="Times New Roman" style:font-weight-complex="bold"/>
    </style:style>
    <style:style style:name="T3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3333" fo:font-size="14pt" style:font-size-asian="14pt" style:font-size-complex="14pt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3290cd" fo:background-color="#ffff00" loext:char-shading-value="0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2">Attore</text:p>
          </table:table-cell>
          <table:table-cell table:style-name="Tabella2.A1" office:value-type="string">
            <text:p text:style-name="P22">Obbiettivo</text:p>
          </table:table-cell>
          <table:table-cell table:style-name="Tabella2.A1" office:value-type="string">
            <text:p text:style-name="P22">ID</text:p>
          </table:table-cell>
          <table:table-cell table:style-name="Tabella2.D1" office:value-type="string">
            <text:p text:style-name="P22"/>
          </table:table-cell>
        </table:table-row>
        <table:table-row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18">Crea regola</text:p>
          </table:table-cell>
          <table:table-cell table:style-name="Tabella2.A2" office:value-type="string">
            <text:p text:style-name="P6">UC1</text:p>
          </table:table-cell>
          <table:table-cell table:style-name="Tabella2.D2" office:value-type="string">
            <text:p text:style-name="P7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Importa regola</text:p>
          </table:table-cell>
          <table:table-cell table:style-name="Tabella2.A3" office:value-type="string">
            <text:p text:style-name="P6">UC2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8">Esporta regola</text:p>
          </table:table-cell>
          <table:table-cell table:style-name="Tabella2.A4" office:value-type="string">
            <text:p text:style-name="P6">UC3</text:p>
          </table:table-cell>
          <table:table-cell table:style-name="Tabella2.D4" office:value-type="string">
            <text:p text:style-name="P11">3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Salva regola</text:p>
          </table:table-cell>
          <table:table-cell table:style-name="Tabella2.A3" office:value-type="string">
            <text:p text:style-name="P6">UC4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Apri regola salvata</text:p>
          </table:table-cell>
          <table:table-cell table:style-name="Tabella2.A3" office:value-type="string">
            <text:p text:style-name="P6">UC5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20"/>
          </table:table-cell>
          <table:table-cell table:style-name="Tabella2.A3" office:value-type="string">
            <text:p text:style-name="P23">Esegui regola su impianto collegato</text:p>
          </table:table-cell>
          <table:table-cell table:style-name="Tabella2.A3" office:value-type="string">
            <text:p text:style-name="P6">UC6</text:p>
          </table:table-cell>
          <table:table-cell table:style-name="Tabella2.D3" office:value-type="string">
            <text:p text:style-name="P6"/>
          </table:table-cell>
        </table:table-row>
        <table:table-row table:style-name="Tabella2.8">
          <table:table-cell table:style-name="Tabella2.A3" office:value-type="string">
            <text:p text:style-name="P20"/>
          </table:table-cell>
          <table:table-cell table:style-name="Tabella2.A3" office:value-type="string">
            <text:p text:style-name="P24">Cancella regola salvata</text:p>
          </table:table-cell>
          <table:table-cell table:style-name="Tabella2.A3" office:value-type="string">
            <text:p text:style-name="P6">UC7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9" office:value-type="string">
            <text:p text:style-name="P9"/>
          </table:table-cell>
          <table:table-cell table:style-name="Tabella2.A9" office:value-type="string">
            <text:p text:style-name="P18">Crea nodo complesso</text:p>
          </table:table-cell>
          <table:table-cell table:style-name="Tabella2.A9" office:value-type="string">
            <text:p text:style-name="P6">UC8</text:p>
          </table:table-cell>
          <table:table-cell table:style-name="Tabella2.D9" office:value-type="string">
            <text:p text:style-name="P7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Salva nodo complesso</text:p>
          </table:table-cell>
          <table:table-cell table:style-name="Tabella2.A3" office:value-type="string">
            <text:p text:style-name="P6">UC9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4">Cancella nodo complesso salvato</text:p>
          </table:table-cell>
          <table:table-cell table:style-name="Tabella2.A3" office:value-type="string">
            <text:p text:style-name="P6">UC10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8">Aggiungi operatore (elementare o complesso)</text:p>
          </table:table-cell>
          <table:table-cell table:style-name="Tabella2.A2" office:value-type="string">
            <text:p text:style-name="P6">UC11</text:p>
          </table:table-cell>
          <table:table-cell table:style-name="Tabella2.D2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8">Rimuovi operatore (elementare o complesso)</text:p>
          </table:table-cell>
          <table:table-cell table:style-name="Tabella2.A4" office:value-type="string">
            <text:p text:style-name="P6">UC12</text:p>
          </table:table-cell>
          <table:table-cell table:style-name="Tabella2.D4" office:value-type="string">
            <text:p text:style-name="P11">1</text:p>
          </table:table-cell>
        </table:table-row>
        <table:table-row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5">Aggiungi segnali regola</text:p>
          </table:table-cell>
          <table:table-cell table:style-name="Tabella2.A2" office:value-type="string">
            <text:p text:style-name="P19">UC13</text:p>
          </table:table-cell>
          <table:table-cell table:style-name="Tabella2.D2" office:value-type="string">
            <text:p text:style-name="P17"/>
          </table:table-cell>
        </table:table-row>
        <table:table-row>
          <table:table-cell table:style-name="Tabella2.A4" office:value-type="string">
            <text:p text:style-name="P20"/>
          </table:table-cell>
          <table:table-cell table:style-name="Tabella2.A4" office:value-type="string">
            <text:p text:style-name="P15">Rimuovi segnali regola</text:p>
          </table:table-cell>
          <table:table-cell table:style-name="Tabella2.A4" office:value-type="string">
            <text:p text:style-name="P19">UC14</text:p>
          </table:table-cell>
          <table:table-cell table:style-name="Tabella2.D4" office:value-type="string">
            <text:p text:style-name="P21">1</text:p>
          </table:table-cell>
        </table:table-row>
        <table:table-row>
          <table:table-cell table:style-name="Tabella2.A9" office:value-type="string">
            <text:p text:style-name="P10"/>
          </table:table-cell>
          <table:table-cell table:style-name="Tabella2.A9" office:value-type="string">
            <text:p text:style-name="P15">Aggiungi porta operatore complesso</text:p>
          </table:table-cell>
          <table:table-cell table:style-name="Tabella2.A9" office:value-type="string">
            <text:p text:style-name="P6">UC15</text:p>
          </table:table-cell>
          <table:table-cell table:style-name="Tabella2.D9" office:value-type="string">
            <text:p text:style-name="P8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5">Rimuovi porta operatore complesso</text:p>
          </table:table-cell>
          <table:table-cell table:style-name="Tabella2.A3" office:value-type="string">
            <text:p text:style-name="P6">UC16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20"/>
          </table:table-cell>
          <table:table-cell table:style-name="Tabella2.B18" office:value-type="string">
            <text:p text:style-name="P15">Aggiungi connessione operatori</text:p>
          </table:table-cell>
          <table:table-cell table:style-name="Tabella2.A2" office:value-type="string">
            <text:p text:style-name="P16">UC17</text:p>
          </table:table-cell>
          <table:table-cell table:style-name="Tabella2.D2" office:value-type="string">
            <text:p text:style-name="P17"/>
          </table:table-cell>
        </table:table-row>
        <table:table-row>
          <table:table-cell table:style-name="Tabella2.A2" office:value-type="string">
            <text:p text:style-name="P20"/>
          </table:table-cell>
          <table:table-cell table:style-name="Tabella2.B18" office:value-type="string">
            <text:p text:style-name="P15">Rimuovi connessione operatori</text:p>
          </table:table-cell>
          <table:table-cell table:style-name="Tabella2.A2" office:value-type="string">
            <text:p text:style-name="P16">UC18</text:p>
          </table:table-cell>
          <table:table-cell table:style-name="Tabella2.D2" office:value-type="string">
            <text:p text:style-name="P1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5">Sposta operatore</text:p>
          </table:table-cell>
          <table:table-cell table:style-name="Tabella2.A4" office:value-type="string">
            <text:p text:style-name="P4">UC19</text:p>
          </table:table-cell>
          <table:table-cell table:style-name="Tabella2.D4" office:value-type="string">
            <text:p text:style-name="P11">1-</text:p>
          </table:table-cell>
        </table:table-row>
        <table:table-row>
          <table:table-cell table:style-name="Tabella2.A4" office:value-type="string">
            <text:p text:style-name="P10"/>
          </table:table-cell>
          <table:table-cell table:style-name="Tabella2.A4" office:value-type="string">
            <text:p text:style-name="P15">Setta parametri operatore <text:span text:style-name="T1">elementare</text:span></text:p>
          </table:table-cell>
          <table:table-cell table:style-name="Tabella2.A4" office:value-type="string">
            <text:p text:style-name="P4">UC20</text:p>
          </table:table-cell>
          <table:table-cell table:style-name="Tabella2.D4" office:value-type="string">
            <text:p text:style-name="P11">2+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3">Copia <text:span text:style-name="T2">uno o può operatori e le loro connessioni</text:span></text:p>
          </table:table-cell>
          <table:table-cell table:style-name="Tabella2.A3" office:value-type="string">
            <text:p text:style-name="P4">UC21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3">Taglia <text:span text:style-name="T2">uno o può operatori e le loro connessioni</text:span></text:p>
          </table:table-cell>
          <table:table-cell table:style-name="Tabella2.A3" office:value-type="string">
            <text:p text:style-name="P4">UC22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3">Incolla <text:span text:style-name="T2">uno o può operatori e le loro connessioni</text:span></text:p>
          </table:table-cell>
          <table:table-cell table:style-name="Tabella2.A3" office:value-type="string">
            <text:p text:style-name="P4">UC23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4">Chiudi foglio di lavoro</text:p>
          </table:table-cell>
          <table:table-cell table:style-name="Tabella2.A2" office:value-type="string">
            <text:p text:style-name="P5">UC24</text:p>
          </table:table-cell>
          <table:table-cell table:style-name="Tabella2.D2" office:value-type="string">
            <text:p text:style-name="P5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2">Verifica correttezza regola</text:p>
          </table:table-cell>
          <table:table-cell table:style-name="Tabella2.A4" office:value-type="string">
            <text:p text:style-name="P2">UC25</text:p>
          </table:table-cell>
          <table:table-cell table:style-name="Tabella2.D4" office:value-type="string">
            <text:p text:style-name="P11">3</text:p>
          </table:table-cell>
        </table:table-row>
        <table:table-row>
          <table:table-cell table:style-name="Tabella2.A9" office:value-type="string">
            <text:p text:style-name="P9"/>
          </table:table-cell>
          <table:table-cell table:style-name="Tabella2.A9" office:value-type="string">
            <text:p text:style-name="P12">Verifica correttezza operatore complesso</text:p>
          </table:table-cell>
          <table:table-cell table:style-name="Tabella2.A9" office:value-type="string">
            <text:p text:style-name="P2">UC26</text:p>
          </table:table-cell>
          <table:table-cell table:style-name="Tabella2.D9" office:value-type="string">
            <text:p text:style-name="P3"/>
          </table:table-cell>
        </table:table-row>
      </table:table>
      <text:p text:style-name="P46"/>
      <text:p text:style-name="P77">Giallo: Simone Merello</text:p>
      <text:p text:style-name="P46"/>
      <text:p text:style-name="P46"/>
      <text:p text:style-name="P78"/>
      <text:p text:style-name="P80">UC<text:span text:style-name="T3">3</text:span>: <text:span text:style-name="T4">Esporta regola</text:span></text:p>
      <text:p text:style-name="P4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4">Nome</text:p>
          </table:table-cell>
          <table:table-cell table:style-name="Tabella11.B1" office:value-type="string">
            <text:p text:style-name="P51"><text:span text:style-name="T4">Esporta</text:span> regola</text:p>
          </table:table-cell>
        </table:table-row>
        <table:table-row table:style-name="Tabella11.1">
          <table:table-cell table:style-name="Tabella11.A2" office:value-type="string">
            <text:p text:style-name="P34">Portata</text:p>
          </table:table-cell>
          <table:table-cell table:style-name="Tabella11.B2" office:value-type="string">
            <text:p text:style-name="P52">Sistema Web Application</text:p>
          </table:table-cell>
        </table:table-row>
        <table:table-row table:style-name="Tabella11.1">
          <table:table-cell table:style-name="Tabella11.A2" office:value-type="string">
            <text:p text:style-name="P34">Livello</text:p>
          </table:table-cell>
          <table:table-cell table:style-name="Tabella11.B2" office:value-type="string">
            <text:p text:style-name="P52">Obiettivo Utente</text:p>
          </table:table-cell>
        </table:table-row>
        <table:table-row table:style-name="Tabella11.1">
          <table:table-cell table:style-name="Tabella11.A2" office:value-type="string">
            <text:p text:style-name="P34">Attore Primario</text:p>
          </table:table-cell>
          <table:table-cell table:style-name="Tabella11.B2" office:value-type="string">
            <text:p text:style-name="P52">Manutentore</text:p>
          </table:table-cell>
        </table:table-row>
        <table:table-row table:style-name="Tabella11.1">
          <table:table-cell table:style-name="Tabella11.A2" office:value-type="string">
            <text:p text:style-name="P34">Attore Finale</text:p>
          </table:table-cell>
          <table:table-cell table:style-name="Tabella11.B2" office:value-type="string">
            <text:p text:style-name="P52">Manutentore</text:p>
          </table:table-cell>
        </table:table-row>
        <table:table-row table:style-name="Tabella11.6">
          <table:table-cell table:style-name="Tabella11.A2" office:value-type="string">
            <text:p text:style-name="P34">Parti Interessate e Interessi:</text:p>
          </table:table-cell>
          <table:table-cell table:style-name="Tabella11.B2" office:value-type="string">
            <text:p text:style-name="P52"/>
          </table:table-cell>
        </table:table-row>
        <table:table-row table:style-name="Tabella11.1">
          <table:table-cell table:style-name="Tabella11.A2" office:value-type="string">
            <text:p text:style-name="P34">Manutentore</text:p>
          </table:table-cell>
          <table:table-cell table:style-name="Tabella11.B2" office:value-type="string">
            <text:p text:style-name="P52">Vuole <text:span text:style-name="T5">ottenere la regola creata</text:span></text:p>
          </table:table-cell>
        </table:table-row>
        <table:table-row table:style-name="Tabella11.1">
          <table:table-cell table:style-name="Tabella11.A2" office:value-type="string">
            <text:p text:style-name="P34">Pre-Condizioni</text:p>
          </table:table-cell>
          <table:table-cell table:style-name="Tabella11.B2" office:value-type="string">
            <text:p text:style-name="P53">Il manutentore sta agendo su un foglio di lavoro riguardante una regola</text:p>
          </table:table-cell>
        </table:table-row>
        <table:table-row table:style-name="Tabella11.1">
          <table:table-cell table:style-name="Tabella11.A2" office:value-type="string">
            <text:p text:style-name="P34">Garanzia di Successo</text:p>
          </table:table-cell>
          <table:table-cell table:style-name="Tabella11.B2" office:value-type="string">
            <text:p text:style-name="P54">Il Manutentore ottiene la regola</text:p>
          </table:table-cell>
        </table:table-row>
        <table:table-row table:style-name="Tabella11.1">
          <table:table-cell table:style-name="Tabella11.A10" office:value-type="string">
            <text:p text:style-name="P34">Scenario Principale</text:p>
          </table:table-cell>
          <table:table-cell table:style-name="Tabella11.B10" office:value-type="string">
            <text:p text:style-name="P52"/>
          </table:table-cell>
        </table:table-row>
        <table:table-row table:style-name="Tabella11.1">
          <table:table-cell table:style-name="Tabella11.A11" office:value-type="string">
            <text:p text:style-name="P35">1</text:p>
          </table:table-cell>
          <table:table-cell table:style-name="Tabella11.B11" office:value-type="string">
            <text:p text:style-name="P52">Il Manutentore seleziona <text:span text:style-name="T6">l’opzione “Esporta regola”</text:span></text:p>
          </table:table-cell>
        </table:table-row>
        <table:table-row table:style-name="Tabella11.1">
          <table:table-cell table:style-name="Tabella11.A11" office:value-type="string">
            <text:p text:style-name="P35">2</text:p>
          </table:table-cell>
          <table:table-cell table:style-name="Tabella11.B11" office:value-type="string">
            <text:p text:style-name="P49">Il sistema controlla la correttezza della regola</text:p>
            <text:p text:style-name="P49"><text:span text:style-name="T7">secondo</text:span> <text:span text:style-name="T8">UC25 (Scenario 1 a)</text:span></text:p>
          </table:table-cell>
        </table:table-row>
        <table:table-row table:style-name="Tabella11.1">
          <table:table-cell table:style-name="Tabella11.A11" office:value-type="string">
            <text:p text:style-name="P35">3</text:p>
          </table:table-cell>
          <table:table-cell table:style-name="Tabella11.B11" office:value-type="string">
            <text:p text:style-name="P54">Il sistema richiede informazioni relative a <text:span text:style-name="T9">dove e con che nome esportare la regola</text:span></text:p>
          </table:table-cell>
        </table:table-row>
        <table:table-row table:style-name="Tabella11.14">
          <table:table-cell table:style-name="Tabella11.A11" office:value-type="string">
            <text:p text:style-name="P35">4</text:p>
          </table:table-cell>
          <table:table-cell table:style-name="Tabella11.B11" office:value-type="string">
            <text:p text:style-name="P55">Il Manutentore <text:span text:style-name="T10">inserisce tali informazioni</text:span></text:p>
          </table:table-cell>
        </table:table-row>
        <table:table-row table:style-name="Tabella11.14">
          <table:table-cell table:style-name="Tabella11.A11" office:value-type="string">
            <text:p text:style-name="P36">5</text:p>
          </table:table-cell>
          <table:table-cell table:style-name="Tabella11.B11" office:value-type="string">
            <text:p text:style-name="P56">Il sistema fornisce la regola</text:p>
          </table:table-cell>
        </table:table-row>
        <table:table-row table:style-name="Tabella11.1">
          <table:table-cell table:style-name="Tabella11.A16" office:value-type="string">
            <text:p text:style-name="P34">Scenari Alternativi</text:p>
          </table:table-cell>
          <table:table-cell table:style-name="Tabella11.B16" office:value-type="string">
            <text:p text:style-name="P52"/>
          </table:table-cell>
        </table:table-row>
        <table:table-row table:style-name="Tabella11.1">
          <table:table-cell table:style-name="Tabella11.A17" office:value-type="string">
            <text:p text:style-name="P37"><text:span text:style-name="T11">4</text:span> a</text:p>
          </table:table-cell>
          <table:table-cell table:style-name="Tabella11.B17" office:value-type="string">
            <text:p text:style-name="P55">Il Manutentore annulla <text:span text:style-name="T12">l’operazione</text:span></text:p>
          </table:table-cell>
        </table:table-row>
        <table:table-row table:style-name="Tabella11.1">
          <table:table-cell table:style-name="Tabella11.A17" office:value-type="string">
            <text:p text:style-name="P35"/>
          </table:table-cell>
          <table:table-cell table:style-name="Tabella11.B17" office:value-type="string">
            <text:p text:style-name="P50">1 <text:span text:style-name="T12">Il sistema torna al foglio di lavoro</text:span></text:p>
          </table:table-cell>
        </table:table-row>
      </table:table>
      <text:p text:style-name="P57"/>
      <text:p text:style-name="P47"/>
      <text:p text:style-name="P47"/>
      <text:p text:style-name="P80"/>
      <text:p text:style-name="P47">UC11: Aggiungi operatore <text:span text:style-name="T13">(elementare o complesso)</text:span></text:p>
      <text:p text:style-name="P4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4">Nome</text:p>
          </table:table-cell>
          <table:table-cell table:style-name="Tabella1.B1" office:value-type="string">
            <text:p text:style-name="P52">Aggiungi Operatore (elementare o complesso)</text:p>
          </table:table-cell>
        </table:table-row>
        <table:table-row table:style-name="Tabella1.1">
          <table:table-cell table:style-name="Tabella1.A2" office:value-type="string">
            <text:p text:style-name="P34">Portata</text:p>
          </table:table-cell>
          <table:table-cell table:style-name="Tabella1.B2" office:value-type="string">
            <text:p text:style-name="P52">Sistema Web Application</text:p>
          </table:table-cell>
        </table:table-row>
        <table:table-row table:style-name="Tabella1.1">
          <table:table-cell table:style-name="Tabella1.A2" office:value-type="string">
            <text:p text:style-name="P34">Livello</text:p>
          </table:table-cell>
          <table:table-cell table:style-name="Tabella1.B2" office:value-type="string">
            <text:p text:style-name="P52">Obiettivo Utente</text:p>
          </table:table-cell>
        </table:table-row>
        <table:table-row table:style-name="Tabella1.1">
          <table:table-cell table:style-name="Tabella1.A2" office:value-type="string">
            <text:p text:style-name="P34">Attore Primario</text:p>
          </table:table-cell>
          <table:table-cell table:style-name="Tabella1.B2" office:value-type="string">
            <text:p text:style-name="P52">Manutentore</text:p>
          </table:table-cell>
        </table:table-row>
        <table:table-row table:style-name="Tabella1.1">
          <table:table-cell table:style-name="Tabella1.A2" office:value-type="string">
            <text:p text:style-name="P34">Attore Finale</text:p>
          </table:table-cell>
          <table:table-cell table:style-name="Tabella1.B2" office:value-type="string">
            <text:p text:style-name="P52">Manutentore</text:p>
          </table:table-cell>
        </table:table-row>
        <table:table-row table:style-name="Tabella1.6">
          <table:table-cell table:style-name="Tabella1.A2" office:value-type="string">
            <text:p text:style-name="P34">Parti Interessate e Interessi:</text:p>
          </table:table-cell>
          <table:table-cell table:style-name="Tabella1.B2" office:value-type="string">
            <text:p text:style-name="P52"/>
          </table:table-cell>
        </table:table-row>
        <table:table-row table:style-name="Tabella1.1">
          <table:table-cell table:style-name="Tabella1.A2" office:value-type="string">
            <text:p text:style-name="P34">Manutentore</text:p>
          </table:table-cell>
          <table:table-cell table:style-name="Tabella1.B2" office:value-type="string">
            <text:p text:style-name="P52">Vuole comporre una regola di elaborazione dei segnali</text:p>
          </table:table-cell>
        </table:table-row>
        <table:table-row table:style-name="Tabella1.1">
          <table:table-cell table:style-name="Tabella1.A2" office:value-type="string">
            <text:p text:style-name="P34">Pre-Condizioni</text:p>
          </table:table-cell>
          <table:table-cell table:style-name="Tabella1.B2" office:value-type="string">
            <text:p text:style-name="P52">Il Manutentore sta agendo su un foglio di lavoro</text:p>
          </table:table-cell>
        </table:table-row>
        <table:table-row table:style-name="Tabella1.1">
          <table:table-cell table:style-name="Tabella1.A2" office:value-type="string">
            <text:p text:style-name="P34">Garanzia di Successo</text:p>
          </table:table-cell>
          <table:table-cell table:style-name="Tabella1.B2" office:value-type="string">
            <text:p text:style-name="P52">L’operatore entra a far parte del foglio di lavoro</text:p>
          </table:table-cell>
        </table:table-row>
        <table:table-row table:style-name="Tabella1.1">
          <table:table-cell table:style-name="Tabella1.A10" office:value-type="string">
            <text:p text:style-name="P34">Scenario Principale</text:p>
          </table:table-cell>
          <table:table-cell table:style-name="Tabella1.B10" office:value-type="string">
            <text:p text:style-name="P52"/>
          </table:table-cell>
        </table:table-row>
        <table:table-row table:style-name="Tabella1.1">
          <table:table-cell table:style-name="Tabella1.A11" office:value-type="string">
            <text:p text:style-name="P35">1</text:p>
          </table:table-cell>
          <table:table-cell table:style-name="Tabella1.B11" office:value-type="string">
            <text:p text:style-name="P52">Il Manutentore seleziona un operatore <text:span text:style-name="T14">elementare</text:span> dalla lista presentatagli dal sistema</text:p>
          </table:table-cell>
        </table:table-row>
        <table:table-row table:style-name="Tabella1.1">
          <table:table-cell table:style-name="Tabella1.A11" office:value-type="string">
            <text:p text:style-name="P35">2</text:p>
          </table:table-cell>
          <table:table-cell table:style-name="Tabella1.B11" office:value-type="string">
            <text:p text:style-name="P52">Il sistema mostra una descrizione dell’operatore selezionato</text:p>
          </table:table-cell>
        </table:table-row>
        <table:table-row table:style-name="Tabella1.1">
          <table:table-cell table:style-name="Tabella1.A11" office:value-type="string">
            <text:p text:style-name="P35">3</text:p>
          </table:table-cell>
          <table:table-cell table:style-name="Tabella1.B11" office:value-type="string">
            <text:p text:style-name="P52">il Manutentore trascina tale operatore all’interno del foglio di lavoro</text:p>
          </table:table-cell>
        </table:table-row>
        <table:table-row table:style-name="Tabella1.6">
          <table:table-cell table:style-name="Tabella1.A11" office:value-type="string">
            <text:p text:style-name="P35">4</text:p>
          </table:table-cell>
          <table:table-cell table:style-name="Tabella1.B11" office:value-type="string">
            <text:p text:style-name="P52">Il sistema crea un nuovo operatore e lo mostra al Manutentore come appartenente al foglio di lavoro</text:p>
          </table:table-cell>
        </table:table-row>
        <table:table-row table:style-name="Tabella1.1">
          <table:table-cell table:style-name="Tabella1.A15" office:value-type="string">
            <text:p text:style-name="P34">Scenari Alternativi</text:p>
          </table:table-cell>
          <table:table-cell table:style-name="Tabella1.B15" office:value-type="string">
            <text:p text:style-name="P52"/>
          </table:table-cell>
        </table:table-row>
        <table:table-row table:style-name="Tabella1.1">
          <table:table-cell table:style-name="Tabella1.A16" office:value-type="string">
            <text:p text:style-name="P35"><text:span text:style-name="T14">1</text:span> a</text:p>
          </table:table-cell>
          <table:table-cell table:style-name="Tabella1.B16" office:value-type="string">
            <text:p text:style-name="P52">Il Manutentore seleziona un operatore <text:span text:style-name="T14">complesso</text:span> dalla lista presentatagli dal sistema</text:p>
          </table:table-cell>
        </table:table-row>
        <table:table-row table:style-name="Tabella1.1">
          <table:table-cell table:style-name="Tabella1.A17" office:value-type="string">
            <text:p text:style-name="P35"/>
          </table:table-cell>
          <table:table-cell table:style-name="Tabella1.B16" office:value-type="string">
            <text:p text:style-name="P52">1 Salta il passo 2 dello scenario principale</text:p>
          </table:table-cell>
        </table:table-row>
      </table:table>
      <text:p text:style-name="P46"/>
      <text:p text:style-name="P47"/>
      <text:p text:style-name="P80"/>
      <text:p text:style-name="P47">UC1<text:span text:style-name="T13">2</text:span>: <text:span text:style-name="T13">Rimuovi</text:span> operatore <text:span text:style-name="T13">(elementare o complesso)</text:span></text:p>
      <text:p text:style-name="P4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4">Nome</text:p>
          </table:table-cell>
          <table:table-cell table:style-name="Tabella3.B1" office:value-type="string">
            <text:p text:style-name="P52"><text:span text:style-name="T15">Rimuovi</text:span> Operatore (elementare o complesso)</text:p>
          </table:table-cell>
        </table:table-row>
        <table:table-row table:style-name="Tabella3.1">
          <table:table-cell table:style-name="Tabella3.A2" office:value-type="string">
            <text:p text:style-name="P34">Portata</text:p>
          </table:table-cell>
          <table:table-cell table:style-name="Tabella3.B2" office:value-type="string">
            <text:p text:style-name="P52">Sistema Web Application</text:p>
          </table:table-cell>
        </table:table-row>
        <table:table-row table:style-name="Tabella3.1">
          <table:table-cell table:style-name="Tabella3.A2" office:value-type="string">
            <text:p text:style-name="P34">Livello</text:p>
          </table:table-cell>
          <table:table-cell table:style-name="Tabella3.B2" office:value-type="string">
            <text:p text:style-name="P52">Obiettivo Utente</text:p>
          </table:table-cell>
        </table:table-row>
        <table:table-row table:style-name="Tabella3.1">
          <table:table-cell table:style-name="Tabella3.A2" office:value-type="string">
            <text:p text:style-name="P34">Attore Primario</text:p>
          </table:table-cell>
          <table:table-cell table:style-name="Tabella3.B2" office:value-type="string">
            <text:p text:style-name="P52">Manutentore</text:p>
          </table:table-cell>
        </table:table-row>
        <table:table-row table:style-name="Tabella3.1">
          <table:table-cell table:style-name="Tabella3.A2" office:value-type="string">
            <text:p text:style-name="P34">Attore Finale</text:p>
          </table:table-cell>
          <table:table-cell table:style-name="Tabella3.B2" office:value-type="string">
            <text:p text:style-name="P52">Manutentore</text:p>
          </table:table-cell>
        </table:table-row>
        <table:table-row table:style-name="Tabella3.6">
          <table:table-cell table:style-name="Tabella3.A2" office:value-type="string">
            <text:p text:style-name="P34">Parti Interessate e Interessi:</text:p>
          </table:table-cell>
          <table:table-cell table:style-name="Tabella3.B2" office:value-type="string">
            <text:p text:style-name="P52"/>
          </table:table-cell>
        </table:table-row>
        <table:table-row table:style-name="Tabella3.1">
          <table:table-cell table:style-name="Tabella3.A2" office:value-type="string">
            <text:p text:style-name="P34">Manutentore</text:p>
          </table:table-cell>
          <table:table-cell table:style-name="Tabella3.B2" office:value-type="string">
            <text:p text:style-name="P52">Vuole comporre una regola di elaborazione dei segnali</text:p>
          </table:table-cell>
        </table:table-row>
        <table:table-row table:style-name="Tabella3.1">
          <table:table-cell table:style-name="Tabella3.A2" office:value-type="string">
            <text:p text:style-name="P34">Pre-Condizioni</text:p>
          </table:table-cell>
          <table:table-cell table:style-name="Tabella3.B2" office:value-type="string">
            <text:p text:style-name="P52">Il Manutentore sta agendo su un foglio di lavoro</text:p>
          </table:table-cell>
        </table:table-row>
        <table:table-row table:style-name="Tabella3.1">
          <table:table-cell table:style-name="Tabella3.A2" office:value-type="string">
            <text:p text:style-name="P34">Garanzia di Successo</text:p>
          </table:table-cell>
          <table:table-cell table:style-name="Tabella3.B2" office:value-type="string">
            <text:p text:style-name="P52">L’operatore <text:span text:style-name="T16">viene rimosso dal</text:span> foglio di lavoro</text:p>
          </table:table-cell>
        </table:table-row>
        <table:table-row table:style-name="Tabella3.1">
          <table:table-cell table:style-name="Tabella3.A10" office:value-type="string">
            <text:p text:style-name="P34">Scenario Principale</text:p>
          </table:table-cell>
          <table:table-cell table:style-name="Tabella3.B10" office:value-type="string">
            <text:p text:style-name="P52"/>
          </table:table-cell>
        </table:table-row>
        <table:table-row table:style-name="Tabella3.1">
          <table:table-cell table:style-name="Tabella3.A11" office:value-type="string">
            <text:p text:style-name="P35">1</text:p>
          </table:table-cell>
          <table:table-cell table:style-name="Tabella3.B11" office:value-type="string">
            <text:p text:style-name="P52">Il Manutentore seleziona un operatore <text:span text:style-name="T14">elementare</text:span> <text:span text:style-name="T15">appartenente al foglio di lavoro</text:span></text:p>
          </table:table-cell>
        </table:table-row>
        <table:table-row table:style-name="Tabella3.1">
          <table:table-cell table:style-name="Tabella3.A11" office:value-type="string">
            <text:p text:style-name="P35">2</text:p>
          </table:table-cell>
          <table:table-cell table:style-name="Tabella3.B11" office:value-type="string">
            <text:p text:style-name="P52">Il sistema mostra una descrizione dell’operatore selezionato</text:p>
          </table:table-cell>
        </table:table-row>
        <table:table-row table:style-name="Tabella3.1">
          <table:table-cell table:style-name="Tabella3.A11" office:value-type="string">
            <text:p text:style-name="P35">3</text:p>
          </table:table-cell>
          <table:table-cell table:style-name="Tabella3.B11" office:value-type="string">
            <text:p text:style-name="P52">il Manutentore <text:span text:style-name="T15">seleziona l’opzione “ellimina” di tale operatore</text:span></text:p>
          </table:table-cell>
        </table:table-row>
        <table:table-row table:style-name="Tabella3.6">
          <table:table-cell table:style-name="Tabella3.A11" office:value-type="string">
            <text:p text:style-name="P35">4</text:p>
          </table:table-cell>
          <table:table-cell table:style-name="Tabella3.B11" office:value-type="string">
            <text:p text:style-name="P52">Il sistema <text:span text:style-name="T15">rimuove l’operatore e non lo mostra più come appartenente al foglio di lavoro</text:span></text:p>
          </table:table-cell>
        </table:table-row>
        <table:table-row table:style-name="Tabella3.15">
          <table:table-cell table:style-name="Tabella3.A11" office:value-type="string">
            <text:p text:style-name="P38">5</text:p>
          </table:table-cell>
          <table:table-cell table:style-name="Tabella3.B11" office:value-type="string">
            <text:p text:style-name="P59">Il sistema ellimina le connessioni riguardanti l’operatore rimosso</text:p>
          </table:table-cell>
        </table:table-row>
        <table:table-row table:style-name="Tabella3.1">
          <table:table-cell table:style-name="Tabella3.A16" office:value-type="string">
            <text:p text:style-name="P34">Scenari Alternativi</text:p>
          </table:table-cell>
          <table:table-cell table:style-name="Tabella3.B16" office:value-type="string">
            <text:p text:style-name="P52"/>
          </table:table-cell>
        </table:table-row>
        <table:table-row table:style-name="Tabella3.1">
          <table:table-cell table:style-name="Tabella3.A17" office:value-type="string">
            <text:p text:style-name="P35"><text:span text:style-name="T14">1</text:span> a</text:p>
          </table:table-cell>
          <table:table-cell table:style-name="Tabella3.B17" office:value-type="string">
            <text:p text:style-name="P52">Il Manutentore seleziona un operatore <text:span text:style-name="T14">complesso</text:span> <text:span text:style-name="T15">appartenente al foglio di lavoro</text:span></text:p>
          </table:table-cell>
        </table:table-row>
        <table:table-row table:style-name="Tabella3.1">
          <table:table-cell table:style-name="Tabella3.A18" office:value-type="string">
            <text:p text:style-name="P35"/>
          </table:table-cell>
          <table:table-cell table:style-name="Tabella3.B17" office:value-type="string">
            <text:p text:style-name="P52">1 Salta il passo 2 dello scenario principale</text:p>
          </table:table-cell>
        </table:table-row>
      </table:table>
      <text:p text:style-name="P60"/>
      <text:p text:style-name="P6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UC1<text:span text:style-name="T17">5</text:span>: <text:span text:style-name="T17">Aggiungi porta operatore complesso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4">Nome</text:p>
          </table:table-cell>
          <table:table-cell table:style-name="Tabella9.B1" office:value-type="string">
            <text:p text:style-name="P61">Aggiungi porta operatore complesso</text:p>
          </table:table-cell>
        </table:table-row>
        <table:table-row table:style-name="Tabella9.1">
          <table:table-cell table:style-name="Tabella9.A2" office:value-type="string">
            <text:p text:style-name="P34">Portata</text:p>
          </table:table-cell>
          <table:table-cell table:style-name="Tabella9.B2" office:value-type="string">
            <text:p text:style-name="P52">Sistema Web Application</text:p>
          </table:table-cell>
        </table:table-row>
        <table:table-row table:style-name="Tabella9.1">
          <table:table-cell table:style-name="Tabella9.A2" office:value-type="string">
            <text:p text:style-name="P34">Livello</text:p>
          </table:table-cell>
          <table:table-cell table:style-name="Tabella9.B2" office:value-type="string">
            <text:p text:style-name="P52">Obiettivo Utente</text:p>
          </table:table-cell>
        </table:table-row>
        <table:table-row table:style-name="Tabella9.1">
          <table:table-cell table:style-name="Tabella9.A2" office:value-type="string">
            <text:p text:style-name="P34">Attore Primario</text:p>
          </table:table-cell>
          <table:table-cell table:style-name="Tabella9.B2" office:value-type="string">
            <text:p text:style-name="P52">Manutentore</text:p>
          </table:table-cell>
        </table:table-row>
        <table:table-row table:style-name="Tabella9.1">
          <table:table-cell table:style-name="Tabella9.A2" office:value-type="string">
            <text:p text:style-name="P34">Attore Finale</text:p>
          </table:table-cell>
          <table:table-cell table:style-name="Tabella9.B2" office:value-type="string">
            <text:p text:style-name="P52">Manutentore</text:p>
          </table:table-cell>
        </table:table-row>
        <table:table-row table:style-name="Tabella9.6">
          <table:table-cell table:style-name="Tabella9.A2" office:value-type="string">
            <text:p text:style-name="P34">Parti Interessate e Interessi</text:p>
          </table:table-cell>
          <table:table-cell table:style-name="Tabella9.B2" office:value-type="string">
            <text:p text:style-name="P52"/>
          </table:table-cell>
        </table:table-row>
        <table:table-row table:style-name="Tabella9.1">
          <table:table-cell table:style-name="Tabella9.A2" office:value-type="string">
            <text:p text:style-name="P34">Manutentore</text:p>
          </table:table-cell>
          <table:table-cell table:style-name="Tabella9.B2" office:value-type="string">
            <text:p text:style-name="P52">Vuole comporre un <text:span text:style-name="T18">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4">Pre-Condizioni</text:p>
          </table:table-cell>
          <table:table-cell table:style-name="Tabella9.B2" office:value-type="string">
            <text:p text:style-name="P52">Il Manutentore sta <text:span text:style-name="T18">creando un 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4">Garanzia di Successo</text:p>
          </table:table-cell>
          <table:table-cell table:style-name="Tabella9.B2" office:value-type="string">
            <text:p text:style-name="P61">La nuova porta viene aggiunta all’operatore complesso</text:p>
          </table:table-cell>
        </table:table-row>
        <table:table-row table:style-name="Tabella9.1">
          <table:table-cell table:style-name="Tabella9.A10" office:value-type="string">
            <text:p text:style-name="P34">Scenario Principale</text:p>
          </table:table-cell>
          <table:table-cell table:style-name="Tabella9.B10" office:value-type="string">
            <text:p text:style-name="P52"/>
          </table:table-cell>
        </table:table-row>
        <table:table-row table:style-name="Tabella9.11">
          <table:table-cell table:style-name="Tabella9.A11" office:value-type="string">
            <text:p text:style-name="P35">1</text:p>
          </table:table-cell>
          <table:table-cell table:style-name="Tabella9.B11" office:value-type="string">
            <text:p text:style-name="P61">Il Manutentore seleziona l’opzione “Nuov<text:span text:style-name="T19">a porta di input</text:span>”</text:p>
          </table:table-cell>
        </table:table-row>
        <table:table-row table:style-name="Tabella9.1">
          <table:table-cell table:style-name="Tabella9.A11" office:value-type="string">
            <text:p text:style-name="P35">2</text:p>
          </table:table-cell>
          <table:table-cell table:style-name="Tabella9.B11" office:value-type="string">
            <text:p text:style-name="P62">Il sistema richiede il tipo di segnale</text:p>
          </table:table-cell>
        </table:table-row>
        <table:table-row table:style-name="Tabella9.1">
          <table:table-cell table:style-name="Tabella9.A11" office:value-type="string">
            <text:p text:style-name="P35">3</text:p>
          </table:table-cell>
          <table:table-cell table:style-name="Tabella9.B11" office:value-type="string">
            <text:p text:style-name="P62">Il Manutentore inserisce il tipo di segnale</text:p>
          </table:table-cell>
        </table:table-row>
        <table:table-row table:style-name="Tabella9.1">
          <table:table-cell table:style-name="Tabella9.A11" office:value-type="string">
            <text:p text:style-name="P39">4</text:p>
          </table:table-cell>
          <table:table-cell table:style-name="Tabella9.B11" office:value-type="string">
            <text:p text:style-name="P63">Il sistema controlla che il tipo di segnale sia valido</text:p>
          </table:table-cell>
        </table:table-row>
        <table:table-row table:style-name="Tabella9.15">
          <table:table-cell table:style-name="Tabella9.A11" office:value-type="string">
            <text:p text:style-name="P39">5</text:p>
          </table:table-cell>
          <table:table-cell table:style-name="Tabella9.B11" office:value-type="string">
            <text:p text:style-name="P62">Il sistema mostra la porta come appartenente all’operatore complesso</text:p>
          </table:table-cell>
        </table:table-row>
        <table:table-row table:style-name="Tabella9.1">
          <table:table-cell table:style-name="Tabella9.A16" office:value-type="string">
            <text:p text:style-name="P34">Scenari Alternativi</text:p>
          </table:table-cell>
          <table:table-cell table:style-name="Tabella9.B16" office:value-type="string">
            <text:p text:style-name="P52"/>
          </table:table-cell>
        </table:table-row>
        <table:table-row table:style-name="Tabella9.1">
          <table:table-cell table:style-name="Tabella9.A17" office:value-type="string">
            <text:p text:style-name="P35"><text:span text:style-name="T18">1</text:span> a</text:p>
          </table:table-cell>
          <table:table-cell table:style-name="Tabella9.B17" office:value-type="string">
            <text:p text:style-name="P61">Il Manutentore seleziona l’opzione “Nuov<text:span text:style-name="T19">a porta di output</text:span>”</text:p>
          </table:table-cell>
        </table:table-row>
        <table:table-row table:style-name="Tabella9.1">
          <table:table-cell table:style-name="Tabella9.A18" office:value-type="string">
            <text:p text:style-name="P35"/>
          </table:table-cell>
          <table:table-cell table:style-name="Tabella9.B17" office:value-type="string">
            <text:p text:style-name="P52"><text:s/><text:span text:style-name="T18">1 Torna al passo 2 dello scenario principale</text:span></text:p>
          </table:table-cell>
        </table:table-row>
        <table:table-row table:style-name="Tabella9.1">
          <table:table-cell table:style-name="Tabella9.A19" office:value-type="string">
            <text:p text:style-name="P35"/>
          </table:table-cell>
          <table:table-cell table:style-name="Tabella9.B19" office:value-type="string">
            <text:p text:style-name="P52"/>
          </table:table-cell>
        </table:table-row>
        <table:table-row table:style-name="Tabella9.1">
          <table:table-cell table:style-name="Tabella9.A18" office:value-type="string">
            <text:p text:style-name="P40">3 a</text:p>
          </table:table-cell>
          <table:table-cell table:style-name="Tabella9.B17" office:value-type="string">
            <text:p text:style-name="P62">Il Manutentore seleziona l’opzione “annulla”</text:p>
          </table:table-cell>
        </table:table-row>
        <table:table-row table:style-name="Tabella9.1">
          <table:table-cell table:style-name="Tabella9.A18" office:value-type="string">
            <text:p text:style-name="P35"/>
          </table:table-cell>
          <table:table-cell table:style-name="Tabella9.B17" office:value-type="string">
            <text:p text:style-name="P62">1 Il sistema torna al <text:span text:style-name="T20">foglio di lavoro</text:span></text:p>
          </table:table-cell>
        </table:table-row>
        <table:table-row table:style-name="Tabella9.1">
          <table:table-cell table:style-name="Tabella9.A22" office:value-type="string">
            <text:p text:style-name="P35"/>
          </table:table-cell>
          <table:table-cell table:style-name="Tabella9.B22" office:value-type="string">
            <text:p text:style-name="P62"/>
          </table:table-cell>
        </table:table-row>
        <table:table-row table:style-name="Tabella9.1">
          <table:table-cell table:style-name="Tabella9.A18" office:value-type="string">
            <text:p text:style-name="P41"><text:span text:style-name="T21">4</text:span> <text:span text:style-name="T21">a</text:span></text:p>
          </table:table-cell>
          <table:table-cell table:style-name="Tabella9.B17" office:value-type="string">
            <text:p text:style-name="P64">Il tipo inserito non risulta <text:span text:style-name="T21">valido</text:span></text:p>
          </table:table-cell>
        </table:table-row>
        <table:table-row table:style-name="Tabella9.1">
          <table:table-cell table:style-name="Tabella9.A18" office:value-type="string">
            <text:p text:style-name="P41"/>
          </table:table-cell>
          <table:table-cell table:style-name="Tabella9.B17" office:value-type="string">
            <text:p text:style-name="P64">1 Il sistema notifica al manuntentore che il tipo di dato inserito non è valido</text:p>
          </table:table-cell>
        </table:table-row>
      </table:table>
      <text:p text:style-name="P47"><text:s/></text:p>
      <text:p text:style-name="P48"/>
      <text:p text:style-name="P48"/>
      <text:p text:style-name="P48"/>
      <text:p text:style-name="P81"/>
      <text:p text:style-name="P47">UC1<text:span text:style-name="T22">9</text:span>: <text:span text:style-name="T22">Sposta</text:span> operatore <text:span text:style-name="T13">(elementare o complesso)</text:span></text:p>
      <text:p text:style-name="P4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4">Nome</text:p>
          </table:table-cell>
          <table:table-cell table:style-name="Tabella4.B1" office:value-type="string">
            <text:p text:style-name="P52"><text:span text:style-name="T23">Sposta</text:span> Operatore (elementare o complesso)</text:p>
          </table:table-cell>
        </table:table-row>
        <table:table-row table:style-name="Tabella4.1">
          <table:table-cell table:style-name="Tabella4.A2" office:value-type="string">
            <text:p text:style-name="P34">Portata</text:p>
          </table:table-cell>
          <table:table-cell table:style-name="Tabella4.B2" office:value-type="string">
            <text:p text:style-name="P52">Sistema Web Application</text:p>
          </table:table-cell>
        </table:table-row>
        <table:table-row table:style-name="Tabella4.1">
          <table:table-cell table:style-name="Tabella4.A2" office:value-type="string">
            <text:p text:style-name="P34">Livello</text:p>
          </table:table-cell>
          <table:table-cell table:style-name="Tabella4.B2" office:value-type="string">
            <text:p text:style-name="P52">Obiettivo Utente</text:p>
          </table:table-cell>
        </table:table-row>
        <table:table-row table:style-name="Tabella4.1">
          <table:table-cell table:style-name="Tabella4.A2" office:value-type="string">
            <text:p text:style-name="P34">Attore Primario</text:p>
          </table:table-cell>
          <table:table-cell table:style-name="Tabella4.B2" office:value-type="string">
            <text:p text:style-name="P52">Manutentore</text:p>
          </table:table-cell>
        </table:table-row>
        <table:table-row table:style-name="Tabella4.1">
          <table:table-cell table:style-name="Tabella4.A2" office:value-type="string">
            <text:p text:style-name="P34">Attore Finale</text:p>
          </table:table-cell>
          <table:table-cell table:style-name="Tabella4.B2" office:value-type="string">
            <text:p text:style-name="P52">Manutentore</text:p>
          </table:table-cell>
        </table:table-row>
        <table:table-row table:style-name="Tabella4.6">
          <table:table-cell table:style-name="Tabella4.A2" office:value-type="string">
            <text:p text:style-name="P34">Parti Interessate e Interessi:</text:p>
          </table:table-cell>
          <table:table-cell table:style-name="Tabella4.B2" office:value-type="string">
            <text:p text:style-name="P52"/>
          </table:table-cell>
        </table:table-row>
        <table:table-row table:style-name="Tabella4.1">
          <table:table-cell table:style-name="Tabella4.A2" office:value-type="string">
            <text:p text:style-name="P34">Manutentore</text:p>
          </table:table-cell>
          <table:table-cell table:style-name="Tabella4.B2" office:value-type="string">
            <text:p text:style-name="P52">Vuole comporre una regola di elaborazione dei segnali</text:p>
          </table:table-cell>
        </table:table-row>
        <table:table-row table:style-name="Tabella4.1">
          <table:table-cell table:style-name="Tabella4.A2" office:value-type="string">
            <text:p text:style-name="P34">Pre-Condizioni</text:p>
          </table:table-cell>
          <table:table-cell table:style-name="Tabella4.B2" office:value-type="string">
            <text:p text:style-name="P52">Il Manutentore sta agendo su un foglio di lavoro</text:p>
          </table:table-cell>
        </table:table-row>
        <table:table-row table:style-name="Tabella4.1">
          <table:table-cell table:style-name="Tabella4.A2" office:value-type="string">
            <text:p text:style-name="P34">Garanzia di Successo</text:p>
          </table:table-cell>
          <table:table-cell table:style-name="Tabella4.B2" office:value-type="string">
            <text:p text:style-name="P52">L’operatore <text:span text:style-name="T23">risulta in una diversa posizione</text:span></text:p>
          </table:table-cell>
        </table:table-row>
        <table:table-row table:style-name="Tabella4.1">
          <table:table-cell table:style-name="Tabella4.A10" office:value-type="string">
            <text:p text:style-name="P34">Scenario Principale</text:p>
          </table:table-cell>
          <table:table-cell table:style-name="Tabella4.B10" office:value-type="string">
            <text:p text:style-name="P52"/>
          </table:table-cell>
        </table:table-row>
        <table:table-row table:style-name="Tabella4.1">
          <table:table-cell table:style-name="Tabella4.A11" office:value-type="string">
            <text:p text:style-name="P35">1</text:p>
          </table:table-cell>
          <table:table-cell table:style-name="Tabella4.B11" office:value-type="string">
            <text:p text:style-name="P52">Il Manutentore seleziona un operatore <text:span text:style-name="T24">elementare</text:span> <text:span text:style-name="T23">appartenente al foglio di lavoro</text:span></text:p>
          </table:table-cell>
        </table:table-row>
        <table:table-row table:style-name="Tabella4.1">
          <table:table-cell table:style-name="Tabella4.A11" office:value-type="string">
            <text:p text:style-name="P35">2</text:p>
          </table:table-cell>
          <table:table-cell table:style-name="Tabella4.B11" office:value-type="string">
            <text:p text:style-name="P52">Il sistema mostra una descrizione dell’operatore selezionato</text:p>
          </table:table-cell>
        </table:table-row>
        <table:table-row table:style-name="Tabella4.1">
          <table:table-cell table:style-name="Tabella4.A11" office:value-type="string">
            <text:p text:style-name="P35">3</text:p>
          </table:table-cell>
          <table:table-cell table:style-name="Tabella4.B11" office:value-type="string">
            <text:p text:style-name="P52">il Manutentore trascina <text:span text:style-name="T23">l’operatore selezionato in una posizione diversa rispetto a quella iniziale</text:span></text:p>
          </table:table-cell>
        </table:table-row>
        <table:table-row table:style-name="Tabella4.14">
          <table:table-cell table:style-name="Tabella4.A11" office:value-type="string">
            <text:p text:style-name="P35">4</text:p>
          </table:table-cell>
          <table:table-cell table:style-name="Tabella4.B11" office:value-type="string">
            <text:p text:style-name="P65">Il sistema controlla che la nuova posizione risulti ammissibile</text:p>
          </table:table-cell>
        </table:table-row>
        <table:table-row table:style-name="Tabella4.15">
          <table:table-cell table:style-name="Tabella4.A11" office:value-type="string">
            <text:p text:style-name="P32">5</text:p>
          </table:table-cell>
          <table:table-cell table:style-name="Tabella4.B11" office:value-type="string">
            <text:p text:style-name="P65">Il sistema mostra l’operatore nella nuova posizione</text:p>
          </table:table-cell>
        </table:table-row>
        <table:table-row table:style-name="Tabella4.1">
          <table:table-cell table:style-name="Tabella4.A16" office:value-type="string">
            <text:p text:style-name="P34">Scenari Alternativi</text:p>
          </table:table-cell>
          <table:table-cell table:style-name="Tabella4.B16" office:value-type="string">
            <text:p text:style-name="P52"/>
          </table:table-cell>
        </table:table-row>
        <table:table-row table:style-name="Tabella4.1">
          <table:table-cell table:style-name="Tabella4.A17" office:value-type="string">
            <text:p text:style-name="P35"><text:span text:style-name="T24">1</text:span> a</text:p>
          </table:table-cell>
          <table:table-cell table:style-name="Tabella4.B17" office:value-type="string">
            <text:p text:style-name="P52">Il Manutentore seleziona un operatore <text:span text:style-name="T24">complesso</text:span> <text:span text:style-name="T23">appartenente al foglio di lavoro</text:span></text:p>
          </table:table-cell>
        </table:table-row>
        <table:table-row table:style-name="Tabella4.1">
          <table:table-cell table:style-name="Tabella4.A18" office:value-type="string">
            <text:p text:style-name="P35"/>
          </table:table-cell>
          <table:table-cell table:style-name="Tabella4.B17" office:value-type="string">
            <text:p text:style-name="P52"><text:s text:c="5"/>1 Salta il passo 2 dello scenario principale</text:p>
          </table:table-cell>
        </table:table-row>
        <table:table-row table:style-name="Tabella4.19">
          <table:table-cell table:style-name="Tabella4.A19" office:value-type="string">
            <text:p text:style-name="P35"/>
          </table:table-cell>
          <table:table-cell table:style-name="Tabella4.B19" office:value-type="string">
            <text:p text:style-name="P52"/>
          </table:table-cell>
        </table:table-row>
        <table:table-row table:style-name="Tabella4.1">
          <table:table-cell table:style-name="Tabella4.A18" office:value-type="string">
            <text:p text:style-name="P42">4 a</text:p>
          </table:table-cell>
          <table:table-cell table:style-name="Tabella4.B17" office:value-type="string">
            <text:p text:style-name="P65">La nuova posizione risulta non ammissibile</text:p>
          </table:table-cell>
        </table:table-row>
        <table:table-row table:style-name="Tabella4.1">
          <table:table-cell table:style-name="Tabella4.A18" office:value-type="string">
            <text:p text:style-name="P35"/>
          </table:table-cell>
          <table:table-cell table:style-name="Tabella4.B17" office:value-type="string">
            <text:p text:style-name="P52"><text:s text:c="5"/><text:span text:style-name="T23">1 Il sistema mostra l’operatore nella posizione iniziale</text:span></text:p>
          </table:table-cell>
        </table:table-row>
      </table:table>
      <text:p text:style-name="P47"/>
      <text:p text:style-name="P58"/>
      <text:p text:style-name="P47"/>
      <text:p text:style-name="P47"/>
      <text:p text:style-name="P47"/>
      <text:p text:style-name="P47"/>
      <text:p text:style-name="P80"/>
      <text:p text:style-name="P47"><text:span text:style-name="T22">U</text:span>C<text:span text:style-name="T22">20</text:span>: <text:span text:style-name="T22">Setta parametri operatore elementare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34">Nome</text:p>
          </table:table-cell>
          <table:table-cell table:style-name="Tabella5.B1" office:value-type="string">
            <text:p text:style-name="P66">Setta parametri operatore elementare</text:p>
          </table:table-cell>
        </table:table-row>
        <table:table-row table:style-name="Tabella5.1">
          <table:table-cell table:style-name="Tabella5.A2" office:value-type="string">
            <text:p text:style-name="P34">Portata</text:p>
          </table:table-cell>
          <table:table-cell table:style-name="Tabella5.B2" office:value-type="string">
            <text:p text:style-name="P52">Sistema Web Application</text:p>
          </table:table-cell>
        </table:table-row>
        <table:table-row table:style-name="Tabella5.1">
          <table:table-cell table:style-name="Tabella5.A2" office:value-type="string">
            <text:p text:style-name="P34">Livello</text:p>
          </table:table-cell>
          <table:table-cell table:style-name="Tabella5.B2" office:value-type="string">
            <text:p text:style-name="P52">Obiettivo Utente</text:p>
          </table:table-cell>
        </table:table-row>
        <table:table-row table:style-name="Tabella5.1">
          <table:table-cell table:style-name="Tabella5.A2" office:value-type="string">
            <text:p text:style-name="P34">Attore Primario</text:p>
          </table:table-cell>
          <table:table-cell table:style-name="Tabella5.B2" office:value-type="string">
            <text:p text:style-name="P52">Manutentore</text:p>
          </table:table-cell>
        </table:table-row>
        <table:table-row table:style-name="Tabella5.1">
          <table:table-cell table:style-name="Tabella5.A2" office:value-type="string">
            <text:p text:style-name="P34">Attore Finale</text:p>
          </table:table-cell>
          <table:table-cell table:style-name="Tabella5.B2" office:value-type="string">
            <text:p text:style-name="P52">Manutentore</text:p>
          </table:table-cell>
        </table:table-row>
        <table:table-row table:style-name="Tabella5.6">
          <table:table-cell table:style-name="Tabella5.A2" office:value-type="string">
            <text:p text:style-name="P34">Parti Interessate e Interessi:</text:p>
          </table:table-cell>
          <table:table-cell table:style-name="Tabella5.B2" office:value-type="string">
            <text:p text:style-name="P52"/>
          </table:table-cell>
        </table:table-row>
        <table:table-row table:style-name="Tabella5.1">
          <table:table-cell table:style-name="Tabella5.A2" office:value-type="string">
            <text:p text:style-name="P34">Manutentore</text:p>
          </table:table-cell>
          <table:table-cell table:style-name="Tabella5.B2" office:value-type="string">
            <text:p text:style-name="P52">Vuole <text:span text:style-name="T25">ottenere il funzionamento desiderato di un operatore</text:span></text:p>
          </table:table-cell>
        </table:table-row>
        <table:table-row table:style-name="Tabella5.1">
          <table:table-cell table:style-name="Tabella5.A2" office:value-type="string">
            <text:p text:style-name="P34">Pre-Condizioni</text:p>
          </table:table-cell>
          <table:table-cell table:style-name="Tabella5.B2" office:value-type="string">
            <text:p text:style-name="P52">Il Manutentore sta agendo su un foglio di lavoro</text:p>
          </table:table-cell>
        </table:table-row>
        <table:table-row table:style-name="Tabella5.1">
          <table:table-cell table:style-name="Tabella5.A2" office:value-type="string">
            <text:p text:style-name="P34">Garanzia di Successo</text:p>
          </table:table-cell>
          <table:table-cell table:style-name="Tabella5.B2" office:value-type="string">
            <text:p text:style-name="P66">I nuovi valori dei parametri vengono memorizzati</text:p>
          </table:table-cell>
        </table:table-row>
        <table:table-row table:style-name="Tabella5.1">
          <table:table-cell table:style-name="Tabella5.A10" office:value-type="string">
            <text:p text:style-name="P34">Scenario Principale</text:p>
          </table:table-cell>
          <table:table-cell table:style-name="Tabella5.B10" office:value-type="string">
            <text:p text:style-name="P67"/>
          </table:table-cell>
        </table:table-row>
        <table:table-row table:style-name="Tabella5.11">
          <table:table-cell table:style-name="Tabella5.A11" office:value-type="string">
            <text:p text:style-name="P35">1</text:p>
          </table:table-cell>
          <table:table-cell table:style-name="Tabella5.B11" office:value-type="string">
            <text:p text:style-name="P67">Il Manutentore seleziona un operatore elementare dal foglio di lavoro</text:p>
          </table:table-cell>
        </table:table-row>
        <table:table-row table:style-name="Tabella5.12">
          <table:table-cell table:style-name="Tabella5.A11" office:value-type="string">
            <text:p text:style-name="P35">2</text:p>
          </table:table-cell>
          <table:table-cell table:style-name="Tabella5.B11" office:value-type="string">
            <text:p text:style-name="P68">Il sistema mostra una descrizione dell’operatore selezionato</text:p>
          </table:table-cell>
        </table:table-row>
        <table:table-row table:style-name="Tabella5.1">
          <table:table-cell table:style-name="Tabella5.A11" office:value-type="string">
            <text:p text:style-name="P35">3</text:p>
          </table:table-cell>
          <table:table-cell table:style-name="Tabella5.B11" office:value-type="string">
            <text:p text:style-name="P68"><text:span text:style-name="T26">I</text:span>l <text:span text:style-name="T26">M</text:span>anutentore seleziona l’opzione “Setta parametri” di tale operatore</text:p>
          </table:table-cell>
        </table:table-row>
        <table:table-row table:style-name="Tabella5.14">
          <table:table-cell table:style-name="Tabella5.A11" office:value-type="string">
            <text:p text:style-name="P35">4</text:p>
          </table:table-cell>
          <table:table-cell table:style-name="Tabella5.B11" office:value-type="string">
            <text:p text:style-name="P68">Il sistema mostra i parametri disponibili per l’operatore selezionato ed il loro valore attuale</text:p>
          </table:table-cell>
        </table:table-row>
        <table:table-row table:style-name="Tabella5.15">
          <table:table-cell table:style-name="Tabella5.A11" office:value-type="string">
            <text:p text:style-name="P32">5</text:p>
          </table:table-cell>
          <table:table-cell table:style-name="Tabella5.B11" office:value-type="string">
            <text:p text:style-name="P68">Il <text:span text:style-name="T26">M</text:span>anutentore seleziona un parametro e ne modifica il valore</text:p>
          </table:table-cell>
        </table:table-row>
        <table:table-row table:style-name="Tabella5.16">
          <table:table-cell table:style-name="Tabella5.A11" office:value-type="string">
            <text:p text:style-name="P33">6</text:p>
          </table:table-cell>
          <table:table-cell table:style-name="Tabella5.B11" office:value-type="string">
            <text:p text:style-name="P67">Continua con il passo 5 sino a quando il manutentore non <text:span text:style-name="T27">n</text:span>otifica di aver finito</text:p>
          </table:table-cell>
        </table:table-row>
        <table:table-row table:style-name="Tabella5.15">
          <table:table-cell table:style-name="Tabella5.A11" office:value-type="string">
            <text:p text:style-name="P33">7</text:p>
          </table:table-cell>
          <table:table-cell table:style-name="Tabella5.B11" office:value-type="string">
            <text:p text:style-name="P67">Il sistema controlla la correttezza dei dati inseriti</text:p>
          </table:table-cell>
        </table:table-row>
        <table:table-row table:style-name="Tabella5.15">
          <table:table-cell table:style-name="Tabella5.A11" office:value-type="string">
            <text:p text:style-name="P33">8</text:p>
          </table:table-cell>
          <table:table-cell table:style-name="Tabella5.B11" office:value-type="string">
            <text:p text:style-name="P67">Il sistema associa i nuovi parametri all’operatore</text:p>
          </table:table-cell>
        </table:table-row>
        <table:table-row table:style-name="Tabella5.1">
          <table:table-cell table:style-name="Tabella5.A19" office:value-type="string">
            <text:p text:style-name="P34">Scenari Alternativi</text:p>
          </table:table-cell>
          <table:table-cell table:style-name="Tabella5.B19" office:value-type="string">
            <text:p text:style-name="P52"/>
          </table:table-cell>
        </table:table-row>
        <table:table-row table:style-name="Tabella5.1">
          <table:table-cell table:style-name="Tabella5.A20" office:value-type="string">
            <text:p text:style-name="P42">4 a</text:p>
          </table:table-cell>
          <table:table-cell table:style-name="Tabella5.B20" office:value-type="string">
            <text:p text:style-name="P67">Non sono disponibili parametri per l’operatore selezionato</text:p>
          </table:table-cell>
        </table:table-row>
        <table:table-row table:style-name="Tabella5.1">
          <table:table-cell table:style-name="Tabella5.A20" office:value-type="string">
            <text:p text:style-name="P35"/>
          </table:table-cell>
          <table:table-cell table:style-name="Tabella5.B20" office:value-type="string">
            <text:p text:style-name="P52"><text:s text:c="5"/><text:span text:style-name="T28">1 Il sistema notifica la mancanza di parametri al manutentore</text:span></text:p>
          </table:table-cell>
        </table:table-row>
        <table:table-row table:style-name="Tabella5.1">
          <table:table-cell table:style-name="Tabella5.A22" office:value-type="string">
            <text:p text:style-name="P35"/>
          </table:table-cell>
          <table:table-cell table:style-name="Tabella5.B22" office:value-type="string">
            <text:p text:style-name="P52"/>
          </table:table-cell>
        </table:table-row>
        <table:table-row table:style-name="Tabella5.1">
          <table:table-cell table:style-name="Tabella5.A20" office:value-type="string">
            <text:p text:style-name="P43">5 a</text:p>
          </table:table-cell>
          <table:table-cell table:style-name="Tabella5.B20" office:value-type="string">
            <text:p text:style-name="P62">Il Manutentore seleziona l’opzione “annulla”</text:p>
          </table:table-cell>
        </table:table-row>
        <table:table-row table:style-name="Tabella5.1">
          <table:table-cell table:style-name="Tabella5.A20" office:value-type="string">
            <text:p text:style-name="P35"/>
          </table:table-cell>
          <table:table-cell table:style-name="Tabella5.B20" office:value-type="string">
            <text:p text:style-name="P62">1 Il sistema torna al <text:span text:style-name="T20">foglio di lavoro</text:span></text:p>
          </table:table-cell>
        </table:table-row>
        <table:table-row table:style-name="Tabella5.1">
          <table:table-cell table:style-name="Tabella5.A22" office:value-type="string">
            <text:p text:style-name="P35"/>
          </table:table-cell>
          <table:table-cell table:style-name="Tabella5.B22" office:value-type="string">
            <text:p text:style-name="P52"/>
          </table:table-cell>
        </table:table-row>
        <table:table-row table:style-name="Tabella5.1">
          <table:table-cell table:style-name="Tabella5.A20" office:value-type="string">
            <text:p text:style-name="P44">7 a</text:p>
          </table:table-cell>
          <table:table-cell table:style-name="Tabella5.B20" office:value-type="string">
            <text:p text:style-name="P67">I dati inseriti risultano non ammissibili</text:p>
          </table:table-cell>
        </table:table-row>
        <table:table-row table:style-name="Tabella5.1">
          <table:table-cell table:style-name="Tabella5.A20" office:value-type="string">
            <text:p text:style-name="P35"/>
          </table:table-cell>
          <table:table-cell table:style-name="Tabella5.B20" office:value-type="string">
            <text:p text:style-name="P52"><text:s text:c="5"/><text:span text:style-name="T28">1 Il sistema notifica l’errore al manutentore</text:span></text:p>
          </table:table-cell>
        </table:table-row>
        <table:table-row table:style-name="Tabella5.1">
          <table:table-cell table:style-name="Tabella5.A20" office:value-type="string">
            <text:p text:style-name="P35"/>
          </table:table-cell>
          <table:table-cell table:style-name="Tabella5.B20" office:value-type="string">
            <text:p text:style-name="P52"><text:s text:c="5"/><text:span text:style-name="T28">2 torna al passo 4 dello scenario principale</text:span></text:p>
          </table:table-cell>
        </table:table-row>
      </table:table>
      <text:p text:style-name="P60"/>
      <text:p text:style-name="P69"/>
      <text:p text:style-name="P82"/>
      <text:p text:style-name="P1"><text:span text:style-name="T29">UC25: </text:span>Verifica correttezza regola</text:p>
      <text:p text:style-name="P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4">Nome</text:p>
          </table:table-cell>
          <table:table-cell table:style-name="Tabella7.B1" office:value-type="string">
            <text:p text:style-name="P71">Verifica correttezza regola</text:p>
          </table:table-cell>
        </table:table-row>
        <table:table-row table:style-name="Tabella7.1">
          <table:table-cell table:style-name="Tabella7.A2" office:value-type="string">
            <text:p text:style-name="P34">Portata</text:p>
          </table:table-cell>
          <table:table-cell table:style-name="Tabella7.B2" office:value-type="string">
            <text:p text:style-name="P52">Sistema Web Application</text:p>
          </table:table-cell>
        </table:table-row>
        <table:table-row table:style-name="Tabella7.1">
          <table:table-cell table:style-name="Tabella7.A2" office:value-type="string">
            <text:p text:style-name="P34">Livello</text:p>
          </table:table-cell>
          <table:table-cell table:style-name="Tabella7.B2" office:value-type="string">
            <text:p text:style-name="P52">Obiettivo Utente</text:p>
          </table:table-cell>
        </table:table-row>
        <table:table-row table:style-name="Tabella7.1">
          <table:table-cell table:style-name="Tabella7.A2" office:value-type="string">
            <text:p text:style-name="P34">Attore Primario</text:p>
          </table:table-cell>
          <table:table-cell table:style-name="Tabella7.B2" office:value-type="string">
            <text:p text:style-name="P52">Manutentore</text:p>
          </table:table-cell>
        </table:table-row>
        <table:table-row table:style-name="Tabella7.1">
          <table:table-cell table:style-name="Tabella7.A2" office:value-type="string">
            <text:p text:style-name="P34">Attore Finale</text:p>
          </table:table-cell>
          <table:table-cell table:style-name="Tabella7.B2" office:value-type="string">
            <text:p text:style-name="P52">Manutentore</text:p>
          </table:table-cell>
        </table:table-row>
        <table:table-row table:style-name="Tabella7.6">
          <table:table-cell table:style-name="Tabella7.A2" office:value-type="string">
            <text:p text:style-name="P34">Parti Interessate e Interessi:</text:p>
          </table:table-cell>
          <table:table-cell table:style-name="Tabella7.B2" office:value-type="string">
            <text:p text:style-name="P52"/>
          </table:table-cell>
        </table:table-row>
        <table:table-row table:style-name="Tabella7.1">
          <table:table-cell table:style-name="Tabella7.A2" office:value-type="string">
            <text:p text:style-name="P34">Manutentore</text:p>
          </table:table-cell>
          <table:table-cell table:style-name="Tabella7.B2" office:value-type="string">
            <text:p text:style-name="P52">Vuole <text:span text:style-name="T29">avere la garanzia che la regola composta sia strutturalmente corretta</text:span></text:p>
          </table:table-cell>
        </table:table-row>
        <table:table-row table:style-name="Tabella7.1">
          <table:table-cell table:style-name="Tabella7.A2" office:value-type="string">
            <text:p text:style-name="P34">Pre-Condizioni</text:p>
          </table:table-cell>
          <table:table-cell table:style-name="Tabella7.B2" office:value-type="string">
            <text:p text:style-name="P52">Il Manutentore sta agendo su un foglio di lavoro <text:span text:style-name="T29">riguardante una regola</text:span></text:p>
          </table:table-cell>
        </table:table-row>
        <table:table-row table:style-name="Tabella7.1">
          <table:table-cell table:style-name="Tabella7.A2" office:value-type="string">
            <text:p text:style-name="P34">Garanzia di Successo</text:p>
          </table:table-cell>
          <table:table-cell table:style-name="Tabella7.B2" office:value-type="string">
            <text:p text:style-name="P71">Il sistema conferma la correttezza <text:span text:style-name="T30">della regola</text:span></text:p>
          </table:table-cell>
        </table:table-row>
        <table:table-row table:style-name="Tabella7.1">
          <table:table-cell table:style-name="Tabella7.A10" office:value-type="string">
            <text:p text:style-name="P34">Scenario Principale</text:p>
          </table:table-cell>
          <table:table-cell table:style-name="Tabella7.B10" office:value-type="string">
            <text:p text:style-name="P52"/>
          </table:table-cell>
        </table:table-row>
        <table:table-row table:style-name="Tabella7.1">
          <table:table-cell table:style-name="Tabella7.A11" office:value-type="string">
            <text:p text:style-name="P35">1</text:p>
          </table:table-cell>
          <table:table-cell table:style-name="Tabella7.B11" office:value-type="string">
            <text:p text:style-name="P52">Il Manutentore seleziona <text:span text:style-name="T31">l’opzione “Verifica correttezza”</text:span></text:p>
          </table:table-cell>
        </table:table-row>
        <table:table-row table:style-name="Tabella7.1">
          <table:table-cell table:style-name="Tabella7.A11" office:value-type="string">
            <text:p text:style-name="P35">2</text:p>
          </table:table-cell>
          <table:table-cell table:style-name="Tabella7.B11" office:value-type="string">
            <text:p text:style-name="P72">Il sistema controlla che sia presente almeno un segnale d’ingresso ed uno d’uscita</text:p>
          </table:table-cell>
        </table:table-row>
        <table:table-row table:style-name="Tabella7.1">
          <table:table-cell table:style-name="Tabella7.A11" office:value-type="string">
            <text:p text:style-name="P35">3</text:p>
          </table:table-cell>
          <table:table-cell table:style-name="Tabella7.B11" office:value-type="string">
            <text:p text:style-name="P72">Il sistema controlla che <text:span text:style-name="T32">tutte le porte di tutti gli operatori siano collegate</text:span></text:p>
          </table:table-cell>
        </table:table-row>
        <table:table-row table:style-name="Tabella7.14">
          <table:table-cell table:style-name="Tabella7.A11" office:value-type="string">
            <text:p text:style-name="P35">4</text:p>
          </table:table-cell>
          <table:table-cell table:style-name="Tabella7.B11" office:value-type="string">
            <text:p text:style-name="P73">Il sistema controlla che la molteplicità dei segnali d’ingresso e di uscita collegati corrisponda</text:p>
          </table:table-cell>
        </table:table-row>
        <table:table-row table:style-name="Tabella7.15">
          <table:table-cell table:style-name="Tabella7.A11" office:value-type="string">
            <text:p text:style-name="P32">5</text:p>
          </table:table-cell>
          <table:table-cell table:style-name="Tabella7.B11" office:value-type="string">
            <text:p text:style-name="P73">Il sistema notifica al manutore la correttezza della regola</text:p>
          </table:table-cell>
        </table:table-row>
        <table:table-row table:style-name="Tabella7.1">
          <table:table-cell table:style-name="Tabella7.A16" office:value-type="string">
            <text:p text:style-name="P34">Scenari Alternativi</text:p>
          </table:table-cell>
          <table:table-cell table:style-name="Tabella7.B16" office:value-type="string">
            <text:p text:style-name="P52"/>
          </table:table-cell>
        </table:table-row>
        <table:table-row table:style-name="Tabella7.1">
          <table:table-cell table:style-name="Tabella7.A17" office:value-type="string">
            <text:p text:style-name="P45">1 a</text:p>
          </table:table-cell>
          <table:table-cell table:style-name="Tabella7.B17" office:value-type="string">
            <text:p text:style-name="P74"><text:span text:style-name="T30">Il sistema</text:span> richiede la verifica di correttezza <text:span text:style-name="T30">di una regola da esportare</text:span></text:p>
          </table:table-cell>
        </table:table-row>
        <table:table-row table:style-name="Tabella7.1">
          <table:table-cell table:style-name="Tabella7.A17" office:value-type="string">
            <text:p text:style-name="P35"/>
          </table:table-cell>
          <table:table-cell table:style-name="Tabella7.B17" office:value-type="string">
            <text:p text:style-name="P75"><text:s text:c="5"/><text:span text:style-name="T33">1 Torna al passo 2 dello scenario principale</text:span></text:p>
          </table:table-cell>
        </table:table-row>
        <table:table-row table:style-name="Tabella7.1">
          <table:table-cell table:style-name="Tabella7.A19" office:value-type="string">
            <text:p text:style-name="P35"/>
          </table:table-cell>
          <table:table-cell table:style-name="Tabella7.B19" office:value-type="string">
            <text:p text:style-name="P75"/>
          </table:table-cell>
        </table:table-row>
        <table:table-row table:style-name="Tabella7.1">
          <table:table-cell table:style-name="Tabella7.A17" office:value-type="string">
            <text:p text:style-name="P35">2 a</text:p>
          </table:table-cell>
          <table:table-cell table:style-name="Tabella7.B17" office:value-type="string">
            <text:p text:style-name="P75">Non sono presenti segnali d’ingresso o d’uscita</text:p>
          </table:table-cell>
        </table:table-row>
        <table:table-row table:style-name="Tabella7.1">
          <table:table-cell table:style-name="Tabella7.A21" office:value-type="string">
            <text:p text:style-name="P35"/>
          </table:table-cell>
          <table:table-cell table:style-name="Tabella7.B17" office:value-type="string">
            <text:p text:style-name="P52"><text:s text:c="5"/>1 <text:span text:style-name="T34">Il sistema notifica al manutentore l’errore riscontrato</text:span></text:p>
          </table:table-cell>
        </table:table-row>
        <table:table-row table:style-name="Tabella7.22">
          <table:table-cell table:style-name="Tabella7.A22" office:value-type="string">
            <text:p text:style-name="P35"/>
          </table:table-cell>
          <table:table-cell table:style-name="Tabella7.B22" office:value-type="string">
            <text:p text:style-name="P52"/>
          </table:table-cell>
        </table:table-row>
        <table:table-row table:style-name="Tabella7.1">
          <table:table-cell table:style-name="Tabella7.A21" office:value-type="string">
            <text:p text:style-name="P42"><text:span text:style-name="T34">3</text:span> a</text:p>
          </table:table-cell>
          <table:table-cell table:style-name="Tabella7.B17" office:value-type="string">
            <text:p text:style-name="P75">Esistono <text:span text:style-name="T35">porte di operatori non collegate</text:span></text:p>
          </table:table-cell>
        </table:table-row>
        <table:table-row table:style-name="Tabella7.1">
          <table:table-cell table:style-name="Tabella7.A21" office:value-type="string">
            <text:p text:style-name="P35"/>
          </table:table-cell>
          <table:table-cell table:style-name="Tabella7.B17" office:value-type="string">
            <text:p text:style-name="P52"><text:s text:c="5"/>1 <text:span text:style-name="T34">Il sistema notifica al manutentore l’errore riscontrato</text:span></text:p>
          </table:table-cell>
        </table:table-row>
        <table:table-row table:style-name="Tabella7.1">
          <table:table-cell table:style-name="Tabella7.A25" office:value-type="string">
            <text:p text:style-name="P35"/>
          </table:table-cell>
          <table:table-cell table:style-name="Tabella7.B19" office:value-type="string">
            <text:p text:style-name="P52"/>
          </table:table-cell>
        </table:table-row>
        <table:table-row table:style-name="Tabella7.1">
          <table:table-cell table:style-name="Tabella7.A21" office:value-type="string">
            <text:p text:style-name="P42">4 a</text:p>
          </table:table-cell>
          <table:table-cell table:style-name="Tabella7.B17" office:value-type="string">
            <text:p text:style-name="P75">La molteplicità dei segnali collegati non corrisponde</text:p>
          </table:table-cell>
        </table:table-row>
        <table:table-row table:style-name="Tabella7.1">
          <table:table-cell table:style-name="Tabella7.A21" office:value-type="string">
            <text:p text:style-name="P35"/>
          </table:table-cell>
          <table:table-cell table:style-name="Tabella7.B17" office:value-type="string">
            <text:p text:style-name="P52"><text:s text:c="5"/>1 <text:span text:style-name="T34">Il sistema notifica al manutentore l’errore riscontrato</text:span></text:p>
          </table:table-cell>
        </table:table-row>
      </table:table>
      <text:p text:style-name="P46"/>
      <text:p text:style-name="P46"/>
      <text:p text:style-name="P79"><text:span text:style-name="Car._20_predefinito_20_paragrafo"><text:span text:style-name="T36">3.2.1 UC1: </text:span></text:span><text:span text:style-name="Car._20_predefinito_20_paragrafo"><text:span text:style-name="T37">CREA REGOLA</text:span></text:span></text:p>
      <text:p text:style-name="P7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8">Nome</text:p>
          </table:table-cell>
          <table:table-cell table:style-name="Tabella6.B1" office:value-type="string">
            <text:p text:style-name="P30">Crea regola</text:p>
          </table:table-cell>
        </table:table-row>
        <table:table-row>
          <table:table-cell table:style-name="Tabella6.A2" office:value-type="string">
            <text:p text:style-name="P28">Portata</text:p>
          </table:table-cell>
          <table:table-cell table:style-name="Tabella6.B2" office:value-type="string">
            <text:p text:style-name="P30">Editor grafico</text:p>
          </table:table-cell>
        </table:table-row>
        <table:table-row>
          <table:table-cell table:style-name="Tabella6.A2" office:value-type="string">
            <text:p text:style-name="P28">Livello</text:p>
          </table:table-cell>
          <table:table-cell table:style-name="Tabella6.B2" office:value-type="string">
            <text:p text:style-name="P30">Obiettivo Utente</text:p>
          </table:table-cell>
        </table:table-row>
        <table:table-row>
          <table:table-cell table:style-name="Tabella6.A2" office:value-type="string">
            <text:p text:style-name="P28">Attore Primario</text:p>
          </table:table-cell>
          <table:table-cell table:style-name="Tabella6.B2" office:value-type="string">
            <text:p text:style-name="P30">Manutentore</text:p>
          </table:table-cell>
        </table:table-row>
        <table:table-row>
          <table:table-cell table:style-name="Tabella6.A2" office:value-type="string">
            <text:p text:style-name="P28">Attore Finale</text:p>
          </table:table-cell>
          <table:table-cell table:style-name="Tabella6.B2" office:value-type="string">
            <text:p text:style-name="P30">Manutentore</text:p>
          </table:table-cell>
        </table:table-row>
        <table:table-row>
          <table:table-cell table:style-name="Tabella6.A2" office:value-type="string">
            <text:p text:style-name="P28">Parti interessate e d’interesse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8">Manutentore:</text:p>
          </table:table-cell>
          <table:table-cell table:style-name="Tabella6.B2" office:value-type="string">
            <text:p text:style-name="P30">Vuole creare un foglio di lavoro vuoto dove assemblare la nuova regola.</text:p>
          </table:table-cell>
        </table:table-row>
        <table:table-row>
          <table:table-cell table:style-name="Tabella6.A2" office:value-type="string">
            <text:p text:style-name="P28">Pre-condizioni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8">Garanzia di successo</text:p>
          </table:table-cell>
          <table:table-cell table:style-name="Tabella6.B2" office:value-type="string">
            <text:p text:style-name="P30">Il manutentore ottiene un nuovo foglio di lavoro dove assemblare la regola</text:p>
          </table:table-cell>
        </table:table-row>
        <table:table-row>
          <table:table-cell table:style-name="Tabella6.A2" office:value-type="string">
            <text:p text:style-name="P28">Scenario Principale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8"><text:s text:c="50"/>1</text:p>
          </table:table-cell>
          <table:table-cell table:style-name="Tabella6.B2" office:value-type="string">
            <text:p text:style-name="P30">Il manutentore seleziona l’opzione “Nuova Regola” </text:p>
          </table:table-cell>
        </table:table-row>
        <table:table-row>
          <table:table-cell table:style-name="Tabella6.A2" office:value-type="string">
            <text:p text:style-name="P28"><text:s text:c="50"/>2</text:p>
          </table:table-cell>
          <table:table-cell table:style-name="Tabella6.B2" office:value-type="string">
            <text:p text:style-name="P30">Il software richiede l’inserimento del nome del nuovo progetto di regola</text:p>
          </table:table-cell>
        </table:table-row>
        <table:table-row>
          <table:table-cell table:style-name="Tabella6.A2" office:value-type="string">
            <text:p text:style-name="P28"><text:s text:c="50"/>3</text:p>
          </table:table-cell>
          <table:table-cell table:style-name="Tabella6.B2" office:value-type="string">
            <text:p text:style-name="P30">Il manutentore inserisce il nome e conferma.</text:p>
          </table:table-cell>
        </table:table-row>
        <table:table-row>
          <table:table-cell table:style-name="Tabella6.A2" office:value-type="string">
            <text:p text:style-name="P28"><text:s text:c="50"/>4 <text:s text:c="30"/></text:p>
          </table:table-cell>
          <table:table-cell table:style-name="Tabella6.B2" office:value-type="string">
            <text:p text:style-name="P30">L’editor grafico predispone un nuovo foglio di lavoro vuoto</text:p>
          </table:table-cell>
        </table:table-row>
        <table:table-row>
          <table:table-cell table:style-name="Tabella6.A2" office:value-type="string">
            <text:p text:style-name="P28">Scenari alternativi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5"><text:tab/> <text:s text:c="14"/>2a</text:p>
          </table:table-cell>
          <table:table-cell table:style-name="Tabella6.B2" office:value-type="string">
            <text:p text:style-name="P30">Risulta già aperto un foglio di lavoro</text:p>
          </table:table-cell>
        </table:table-row>
        <table:table-row>
          <table:table-cell table:style-name="Tabella6.A2" office:value-type="string">
            <text:p text:style-name="P25"/>
          </table:table-cell>
          <table:table-cell table:style-name="Tabella6.B2" office:value-type="string">
            <text:p text:style-name="P30">1 Il sistema notifica al manutentore di chiudere il foglio di lavoro già aperto prima di procedere.</text:p>
          </table:table-cell>
        </table:table-row>
        <table:table-row>
          <table:table-cell table:style-name="Tabella6.A2" office:value-type="string">
            <text:p text:style-name="P25"/>
          </table:table-cell>
          <table:table-cell table:style-name="Tabella6.B2" office:value-type="string">
            <text:p text:style-name="P30">2 La procedura di creazione viene annullata</text:p>
          </table:table-cell>
        </table:table-row>
        <table:table-row>
          <table:table-cell table:style-name="Tabella6.A19" office:value-type="string">
            <text:p text:style-name="P28"><text:s text:c="48"/>4a</text:p>
          </table:table-cell>
          <table:table-cell table:style-name="Tabella6.B19" office:value-type="string">
            <text:p text:style-name="P30">Il nome inserito è già esistente</text:p>
          </table:table-cell>
        </table:table-row>
        <table:table-row>
          <table:table-cell table:style-name="Tabella6.A20" office:value-type="string">
            <text:p text:style-name="P28"/>
          </table:table-cell>
          <table:table-cell table:style-name="Tabella6.B20" office:value-type="string">
            <text:p text:style-name="P30">1 Il sistema notifica al manutentore che il nome inserito è già in uso per un altra Regola</text:p>
          </table:table-cell>
        </table:table-row>
        <table:table-row>
          <table:table-cell table:style-name="Tabella6.A21" office:value-type="string">
            <text:p text:style-name="P28"/>
          </table:table-cell>
          <table:table-cell table:style-name="Tabella6.B21" office:value-type="string">
            <text:p text:style-name="P84">2 Torna al passo 2 dello scenario principale</text:p>
          </table:table-cell>
        </table:table-row>
      </table:table>
      <text:p text:style-name="P76"/>
      <text:p text:style-name="P70"/>
      <text:p text:style-name="P70"/>
      <text:p text:style-name="P70"/>
      <text:p text:style-name="P83"/>
      <text:p text:style-name="P46"><text:span text:style-name="Car._20_predefinito_20_paragrafo"><text:span text:style-name="T36">3.2.8 UC8:</text:span></text:span><text:span text:style-name="Car._20_predefinito_20_paragrafo"><text:span text:style-name="T37"> UC8 CREA OPERATORE COMPLESSO</text:span></text:span></text:p>
      <text:p text:style-name="P76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8">Nome</text:p>
          </table:table-cell>
          <table:table-cell table:style-name="Tabella10.B1" office:value-type="string">
            <text:p text:style-name="P30">Creare operatore complesso</text:p>
          </table:table-cell>
        </table:table-row>
        <table:table-row>
          <table:table-cell table:style-name="Tabella10.A2" office:value-type="string">
            <text:p text:style-name="P28">Portata</text:p>
          </table:table-cell>
          <table:table-cell table:style-name="Tabella10.B2" office:value-type="string">
            <text:p text:style-name="P30">Editor grafico</text:p>
          </table:table-cell>
        </table:table-row>
        <table:table-row>
          <table:table-cell table:style-name="Tabella10.A2" office:value-type="string">
            <text:p text:style-name="P28">Livello</text:p>
          </table:table-cell>
          <table:table-cell table:style-name="Tabella10.B2" office:value-type="string">
            <text:p text:style-name="P30">Obiettivo Utente</text:p>
          </table:table-cell>
        </table:table-row>
        <table:table-row>
          <table:table-cell table:style-name="Tabella10.A2" office:value-type="string">
            <text:p text:style-name="P28">Attore Primario</text:p>
          </table:table-cell>
          <table:table-cell table:style-name="Tabella10.B2" office:value-type="string">
            <text:p text:style-name="P30">Manutentore</text:p>
          </table:table-cell>
        </table:table-row>
        <table:table-row>
          <table:table-cell table:style-name="Tabella10.A2" office:value-type="string">
            <text:p text:style-name="P28">Attore Finale</text:p>
          </table:table-cell>
          <table:table-cell table:style-name="Tabella10.B2" office:value-type="string">
            <text:p text:style-name="P30">Manutentore</text:p>
          </table:table-cell>
        </table:table-row>
        <table:table-row>
          <table:table-cell table:style-name="Tabella10.A2" office:value-type="string">
            <text:p text:style-name="P28">Parti interessate e d’interesse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8">Manutentore:</text:p>
          </table:table-cell>
          <table:table-cell table:style-name="Tabella10.B2" office:value-type="string">
            <text:p text:style-name="P30">Vuole costruire un operatore complesso costituito da uno o più operatori semplici.</text:p>
          </table:table-cell>
        </table:table-row>
        <table:table-row>
          <table:table-cell table:style-name="Tabella10.A2" office:value-type="string">
            <text:p text:style-name="P28">Pre-condizioni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8">Garanzia di successo</text:p>
          </table:table-cell>
          <table:table-cell table:style-name="Tabella10.B2" office:value-type="string">
            <text:p text:style-name="P30">Viene aperto un nuovo foglio di lavoro dove assemblare l’operatore complesso.</text:p>
          </table:table-cell>
        </table:table-row>
        <table:table-row>
          <table:table-cell table:style-name="Tabella10.A2" office:value-type="string">
            <text:p text:style-name="P28">Scenario Principale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8"><text:s text:c="50"/>1</text:p>
          </table:table-cell>
          <table:table-cell table:style-name="Tabella10.B2" office:value-type="string">
            <text:p text:style-name="P30">Il manutentore seleziona l’opzione “Crea operatore complesso” </text:p>
          </table:table-cell>
        </table:table-row>
        <table:table-row>
          <table:table-cell table:style-name="Tabella10.A2" office:value-type="string">
            <text:p text:style-name="P28"><text:s text:c="50"/>2</text:p>
          </table:table-cell>
          <table:table-cell table:style-name="Tabella10.B2" office:value-type="string">
            <text:p text:style-name="P30">Il software richiede l’inserimento del nome del nuovo operatore complesso.</text:p>
          </table:table-cell>
        </table:table-row>
        <table:table-row>
          <table:table-cell table:style-name="Tabella10.A2" office:value-type="string">
            <text:p text:style-name="P28"><text:s text:c="50"/>3</text:p>
          </table:table-cell>
          <table:table-cell table:style-name="Tabella10.B2" office:value-type="string">
            <text:p text:style-name="P30">Il manutentore inserisce il nome e conferma</text:p>
          </table:table-cell>
        </table:table-row>
        <table:table-row>
          <table:table-cell table:style-name="Tabella10.A2" office:value-type="string">
            <text:p text:style-name="P26">4</text:p>
          </table:table-cell>
          <table:table-cell table:style-name="Tabella10.B2" office:value-type="string">
            <text:p text:style-name="P30">L’editor grafico predispone un nuovo foglio di lavoro vuoto</text:p>
          </table:table-cell>
        </table:table-row>
        <table:table-row>
          <table:table-cell table:style-name="Tabella10.A2" office:value-type="string">
            <text:p text:style-name="P28">Scenari alternativi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6">2a</text:p>
          </table:table-cell>
          <table:table-cell table:style-name="Tabella10.B2" office:value-type="string">
            <text:p text:style-name="P30">Risulta già aperto un foglio di lavoro</text:p>
          </table:table-cell>
        </table:table-row>
        <table:table-row>
          <table:table-cell table:style-name="Tabella10.A2" office:value-type="string">
            <text:p text:style-name="P28"/>
          </table:table-cell>
          <table:table-cell table:style-name="Tabella10.B2" office:value-type="string">
            <text:p text:style-name="P30">1 Il sistema notifica al manutentore di chiudere il foglio di lavoro già aperto prima di procedere.</text:p>
          </table:table-cell>
        </table:table-row>
        <table:table-row>
          <table:table-cell table:style-name="Tabella10.A2" office:value-type="string">
            <text:p text:style-name="P28"/>
          </table:table-cell>
          <table:table-cell table:style-name="Tabella10.B2" office:value-type="string">
            <text:p text:style-name="P30">2 La procedura di creazione viene annullata</text:p>
          </table:table-cell>
        </table:table-row>
        <table:table-row>
          <table:table-cell table:style-name="Tabella10.A2" office:value-type="string">
            <text:p text:style-name="P28"><text:s text:c="48"/>4a</text:p>
          </table:table-cell>
          <table:table-cell table:style-name="Tabella10.B2" office:value-type="string">
            <text:p text:style-name="P30">Il nome inserito è già esistente</text:p>
          </table:table-cell>
        </table:table-row>
        <table:table-row>
          <table:table-cell table:style-name="Tabella10.A20" office:value-type="string">
            <text:p text:style-name="P28"/>
          </table:table-cell>
          <table:table-cell table:style-name="Tabella10.B20" office:value-type="string">
            <text:p text:style-name="P30">1 Il sistema notifica al manutentore che il nome inserito è già in uso per un altro operatore complesso</text:p>
          </table:table-cell>
        </table:table-row>
        <table:table-row>
          <table:table-cell table:style-name="Tabella10.A21" office:value-type="string">
            <text:p text:style-name="P28"/>
          </table:table-cell>
          <table:table-cell table:style-name="Tabella10.B21" office:value-type="string">
            <text:p text:style-name="P30">2 Torna al passo 2 dello scenario principale </text:p>
          </table:table-cell>
        </table:table-row>
      </table:table>
      <text:p text:style-name="P76"/>
      <text:p text:style-name="P70"/>
      <text:p text:style-name="P70"/>
      <text:p text:style-name="P70"/>
      <text:p text:style-name="P70"/>
      <text:p text:style-name="P83"/>
      <text:p text:style-name="P46"><text:span text:style-name="Car._20_predefinito_20_paragrafo"><text:span text:style-name="T36">3.2.13 UC13:</text:span></text:span><text:span text:style-name="Car._20_predefinito_20_paragrafo"><text:span text:style-name="T37"> UC13 AGGIUNGI SEGNALE REGOLA</text:span></text:span></text:p>
      <text:p text:style-name="P76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28">Nome</text:p>
          </table:table-cell>
          <table:table-cell table:style-name="Tabella13.B1" office:value-type="string">
            <text:p text:style-name="P30">Aggiungi segnale regola</text:p>
          </table:table-cell>
        </table:table-row>
        <table:table-row>
          <table:table-cell table:style-name="Tabella13.A2" office:value-type="string">
            <text:p text:style-name="P28">Portata</text:p>
          </table:table-cell>
          <table:table-cell table:style-name="Tabella13.B2" office:value-type="string">
            <text:p text:style-name="P30">Editor grafico</text:p>
          </table:table-cell>
        </table:table-row>
        <table:table-row>
          <table:table-cell table:style-name="Tabella13.A2" office:value-type="string">
            <text:p text:style-name="P28">Livello</text:p>
          </table:table-cell>
          <table:table-cell table:style-name="Tabella13.B2" office:value-type="string">
            <text:p text:style-name="P30">Obiettivo Utente</text:p>
          </table:table-cell>
        </table:table-row>
        <table:table-row>
          <table:table-cell table:style-name="Tabella13.A2" office:value-type="string">
            <text:p text:style-name="P28">Attore Primario</text:p>
          </table:table-cell>
          <table:table-cell table:style-name="Tabella13.B2" office:value-type="string">
            <text:p text:style-name="P30">Manutentore</text:p>
          </table:table-cell>
        </table:table-row>
        <table:table-row>
          <table:table-cell table:style-name="Tabella13.A2" office:value-type="string">
            <text:p text:style-name="P28">Attore Finale</text:p>
          </table:table-cell>
          <table:table-cell table:style-name="Tabella13.B2" office:value-type="string">
            <text:p text:style-name="P30">Manutentore</text:p>
          </table:table-cell>
        </table:table-row>
        <table:table-row>
          <table:table-cell table:style-name="Tabella13.A2" office:value-type="string">
            <text:p text:style-name="P28">Parti interessate e d’interesse:</text:p>
          </table:table-cell>
          <table:table-cell table:style-name="Tabella13.B2" office:value-type="string">
            <text:p text:style-name="P30"/>
          </table:table-cell>
        </table:table-row>
        <table:table-row>
          <table:table-cell table:style-name="Tabella13.A2" office:value-type="string">
            <text:p text:style-name="P28">Manutentore:</text:p>
          </table:table-cell>
          <table:table-cell table:style-name="Tabella13.B2" office:value-type="string">
            <text:p text:style-name="P30">Vuole inserire un segnale di ingresso o uscita per una regola</text:p>
          </table:table-cell>
        </table:table-row>
        <table:table-row>
          <table:table-cell table:style-name="Tabella13.A2" office:value-type="string">
            <text:p text:style-name="P28">Pre-condizioni:</text:p>
          </table:table-cell>
          <table:table-cell table:style-name="Tabella13.B2" office:value-type="string">
            <text:p text:style-name="P30">Nell’editor deve essere aperto un foglio di lavoro per una regola</text:p>
          </table:table-cell>
        </table:table-row>
        <table:table-row>
          <table:table-cell table:style-name="Tabella13.A2" office:value-type="string">
            <text:p text:style-name="P28">Garanzia di successo</text:p>
          </table:table-cell>
          <table:table-cell table:style-name="Tabella13.B2" office:value-type="string">
            <text:p text:style-name="P30">Viene inserito un segnale di input o output sul foglio di lavoro</text:p>
          </table:table-cell>
        </table:table-row>
        <table:table-row>
          <table:table-cell table:style-name="Tabella13.A2" office:value-type="string">
            <text:p text:style-name="P28">Scenario Principale:</text:p>
          </table:table-cell>
          <table:table-cell table:style-name="Tabella13.B2" office:value-type="string">
            <text:p text:style-name="P30"/>
          </table:table-cell>
        </table:table-row>
        <table:table-row>
          <table:table-cell table:style-name="Tabella13.A2" office:value-type="string">
            <text:p text:style-name="P28"><text:s text:c="50"/>1</text:p>
          </table:table-cell>
          <table:table-cell table:style-name="Tabella13.B2" office:value-type="string">
            <text:p text:style-name="P30">Il manutentore seleziona un nuovo segnale di ingresso.</text:p>
          </table:table-cell>
        </table:table-row>
        <table:table-row>
          <table:table-cell table:style-name="Tabella13.A2" office:value-type="string">
            <text:p text:style-name="P28"><text:s text:c="50"/>2</text:p>
          </table:table-cell>
          <table:table-cell table:style-name="Tabella13.B2" office:value-type="string">
            <text:p text:style-name="P30">Il manutentore trascina il blocchetto sul foglio di lavoro</text:p>
          </table:table-cell>
        </table:table-row>
        <table:table-row>
          <table:table-cell table:style-name="Tabella13.A2" office:value-type="string">
            <text:p text:style-name="P28"><text:s text:c="50"/>3</text:p>
          </table:table-cell>
          <table:table-cell table:style-name="Tabella13.B2" office:value-type="string">
            <text:p text:style-name="P84">Il sistema richiede all’utente di specificare il tipo del input e di inserire la lista dei nomi per il segnale appena trascinato. </text:p>
          </table:table-cell>
        </table:table-row>
        <table:table-row>
          <table:table-cell table:style-name="Tabella13.A2" office:value-type="string">
            <text:p text:style-name="P26">4</text:p>
          </table:table-cell>
          <table:table-cell table:style-name="Tabella13.B2" office:value-type="string">
            <text:p text:style-name="P84">Il manutentore inserisce i valori richiesti</text:p>
          </table:table-cell>
        </table:table-row>
        <table:table-row>
          <table:table-cell table:style-name="Tabella13.A2" office:value-type="string">
            <text:p text:style-name="P26">5</text:p>
          </table:table-cell>
          <table:table-cell table:style-name="Tabella13.B2" office:value-type="string">
            <text:p text:style-name="P84">L’editor assegna il tipo, la lista di nomi al blocchetto e lo fissa sul foglio di lavoro</text:p>
          </table:table-cell>
        </table:table-row>
        <table:table-row>
          <table:table-cell table:style-name="Tabella13.A2" office:value-type="string">
            <text:p text:style-name="P28">Scenari alternativi:</text:p>
          </table:table-cell>
          <table:table-cell table:style-name="Tabella13.B2" office:value-type="string">
            <text:p text:style-name="P30"/>
          </table:table-cell>
        </table:table-row>
        <table:table-row>
          <table:table-cell table:style-name="Tabella13.A2" office:value-type="string">
            <text:p text:style-name="P26">1a</text:p>
          </table:table-cell>
          <table:table-cell table:style-name="Tabella13.B2" office:value-type="string">
            <text:p text:style-name="P30">Si vuole inserire un segnale di output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1 Il manutentore seleziona un nuovo segnale di uscita.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2 Passa al punto 2 dello scenario principale</text:p>
          </table:table-cell>
        </table:table-row>
        <table:table-row>
          <table:table-cell table:style-name="Tabella13.A2" office:value-type="string">
            <text:p text:style-name="P26">2a</text:p>
          </table:table-cell>
          <table:table-cell table:style-name="Tabella13.B2" office:value-type="string">
            <text:p text:style-name="P30">Il manutentore rilascia il blocchetto in un punto del foglio di lavoro non libero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1 Il sistema notifica al manutentore che il punto selezionato non è libero per effettuare il posizionamento del blocchetto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84">2 L’operazione di inserimento viene annullata</text:p>
          </table:table-cell>
        </table:table-row>
        <table:table-row>
          <table:table-cell table:style-name="Tabella13.A2" office:value-type="string">
            <text:p text:style-name="P26">2b</text:p>
          </table:table-cell>
          <table:table-cell table:style-name="Tabella13.B2" office:value-type="string">
            <text:p text:style-name="P30">Il manutentore rilascia il blocchetto in un punto esterno al foglio di lavoro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1 Il sistema notifica al manutentore che il punto selezionato non è valido poiche fuori dal foglio di lavoro</text:p>
          </table:table-cell>
        </table:table-row>
        <table:table-row>
          <table:table-cell table:style-name="Tabella13.A2" office:value-type="string">
            <text:p text:style-name="P28"/>
          </table:table-cell>
          <table:table-cell table:style-name="Tabella13.B2" office:value-type="string">
            <text:p text:style-name="P30">2 L’operazione di inserimento viene annullata</text:p>
          </table:table-cell>
        </table:table-row>
        <text:soft-page-break/>
        <table:table-row>
          <table:table-cell table:style-name="Tabella13.A2" office:value-type="string">
            <text:p text:style-name="P28"><text:s text:c="48"/>3a</text:p>
          </table:table-cell>
          <table:table-cell table:style-name="Tabella13.B2" office:value-type="string">
            <text:p text:style-name="P30">Si vuole settare un segnale di output</text:p>
          </table:table-cell>
        </table:table-row>
        <table:table-row>
          <table:table-cell table:style-name="Tabella13.A27" office:value-type="string">
            <text:p text:style-name="P28"/>
          </table:table-cell>
          <table:table-cell table:style-name="Tabella13.B27" office:value-type="string">
            <text:p text:style-name="P30">1 Il sistema richiede all’utente di sepecificare il tipo del output e di inserire la lista dei nomi per il segnale appena trascinato.</text:p>
          </table:table-cell>
        </table:table-row>
        <table:table-row>
          <table:table-cell table:style-name="Tabella13.A28" office:value-type="string">
            <text:p text:style-name="P28"/>
          </table:table-cell>
          <table:table-cell table:style-name="Tabella13.B28" office:value-type="string">
            <text:p text:style-name="P30">2 Passa al punto 4 dello scenario principale</text:p>
          </table:table-cell>
        </table:table-row>
        <table:table-row>
          <table:table-cell table:style-name="Tabella13.A28" office:value-type="string">
            <text:p text:style-name="P26">5a</text:p>
          </table:table-cell>
          <table:table-cell table:style-name="Tabella13.B28" office:value-type="string">
            <text:p text:style-name="P30">Il tipo sepecificato non è valido</text:p>
          </table:table-cell>
        </table:table-row>
        <table:table-row>
          <table:table-cell table:style-name="Tabella13.A28" office:value-type="string">
            <text:p text:style-name="P28"/>
          </table:table-cell>
          <table:table-cell table:style-name="Tabella13.B28" office:value-type="string">
            <text:p text:style-name="P30">1 Il sistema notifica al manutentore che il tipo di dato selezionato non è valido </text:p>
          </table:table-cell>
        </table:table-row>
        <table:table-row>
          <table:table-cell table:style-name="Tabella13.A31" office:value-type="string">
            <text:p text:style-name="P28"/>
          </table:table-cell>
          <table:table-cell table:style-name="Tabella13.B31" office:value-type="string">
            <text:p text:style-name="P30">2 Si torna al punto 3 dello scenario principale </text:p>
          </table:table-cell>
        </table:table-row>
      </table:table>
      <text:p text:style-name="P70"/>
      <text:p text:style-name="P70"/>
      <text:p text:style-name="P70"/>
      <text:p text:style-name="P83"/>
      <text:p text:style-name="P46"><text:span text:style-name="Car._20_predefinito_20_paragrafo"><text:span text:style-name="T36">3.2.14 UC14:</text:span></text:span><text:span text:style-name="Car._20_predefinito_20_paragrafo"><text:span text:style-name="T37"> UC14 RIMUOVI SEGNALE REGOLA</text:span></text:span></text:p>
      <text:p text:style-name="P46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28">Nome</text:p>
          </table:table-cell>
          <table:table-cell table:style-name="Tabella14.B1" office:value-type="string">
            <text:p text:style-name="P30">Rimuovi segnale regola</text:p>
          </table:table-cell>
        </table:table-row>
        <table:table-row>
          <table:table-cell table:style-name="Tabella14.A2" office:value-type="string">
            <text:p text:style-name="P28">Portata</text:p>
          </table:table-cell>
          <table:table-cell table:style-name="Tabella14.B2" office:value-type="string">
            <text:p text:style-name="P30">Editor grafico</text:p>
          </table:table-cell>
        </table:table-row>
        <table:table-row>
          <table:table-cell table:style-name="Tabella14.A2" office:value-type="string">
            <text:p text:style-name="P28">Livello</text:p>
          </table:table-cell>
          <table:table-cell table:style-name="Tabella14.B2" office:value-type="string">
            <text:p text:style-name="P30">Obiettivo Utente</text:p>
          </table:table-cell>
        </table:table-row>
        <table:table-row>
          <table:table-cell table:style-name="Tabella14.A2" office:value-type="string">
            <text:p text:style-name="P28">Attore Primario</text:p>
          </table:table-cell>
          <table:table-cell table:style-name="Tabella14.B2" office:value-type="string">
            <text:p text:style-name="P30">Manutentore</text:p>
          </table:table-cell>
        </table:table-row>
        <table:table-row>
          <table:table-cell table:style-name="Tabella14.A2" office:value-type="string">
            <text:p text:style-name="P28">Attore Finale</text:p>
          </table:table-cell>
          <table:table-cell table:style-name="Tabella14.B2" office:value-type="string">
            <text:p text:style-name="P30">Manutentore</text:p>
          </table:table-cell>
        </table:table-row>
        <table:table-row>
          <table:table-cell table:style-name="Tabella14.A2" office:value-type="string">
            <text:p text:style-name="P28">Parti interessate e d’interesse:</text:p>
          </table:table-cell>
          <table:table-cell table:style-name="Tabella14.B2" office:value-type="string">
            <text:p text:style-name="P30"/>
          </table:table-cell>
        </table:table-row>
        <table:table-row>
          <table:table-cell table:style-name="Tabella14.A2" office:value-type="string">
            <text:p text:style-name="P28">Manutentore:</text:p>
          </table:table-cell>
          <table:table-cell table:style-name="Tabella14.B2" office:value-type="string">
            <text:p text:style-name="P30">Vuole eliminare un segnale di ingresso o uscita per una regola</text:p>
          </table:table-cell>
        </table:table-row>
        <table:table-row>
          <table:table-cell table:style-name="Tabella14.A2" office:value-type="string">
            <text:p text:style-name="P28">Pre-condizioni:</text:p>
          </table:table-cell>
          <table:table-cell table:style-name="Tabella14.B2" office:value-type="string">
            <text:p text:style-name="P30">Deve essere aperto un foglio di lavoro riguardante una regola </text:p>
          </table:table-cell>
        </table:table-row>
        <table:table-row>
          <table:table-cell table:style-name="Tabella14.A2" office:value-type="string">
            <text:p text:style-name="P28">Garanzia di successo</text:p>
          </table:table-cell>
          <table:table-cell table:style-name="Tabella14.B2" office:value-type="string">
            <text:p text:style-name="P30">Il blocchetto del segnale di ingresso/uscita non è più visibile sul foglio di lavoro</text:p>
          </table:table-cell>
        </table:table-row>
        <table:table-row>
          <table:table-cell table:style-name="Tabella14.A2" office:value-type="string">
            <text:p text:style-name="P28">Scenario Principale:</text:p>
          </table:table-cell>
          <table:table-cell table:style-name="Tabella14.B2" office:value-type="string">
            <text:p text:style-name="P30"/>
          </table:table-cell>
        </table:table-row>
        <table:table-row>
          <table:table-cell table:style-name="Tabella14.A2" office:value-type="string">
            <text:p text:style-name="P28"><text:s text:c="50"/>1</text:p>
          </table:table-cell>
          <table:table-cell table:style-name="Tabella14.B2" office:value-type="string">
            <text:p text:style-name="P84">Il manutentore seleziona l’opzione “Elimina” del segnale </text:p>
          </table:table-cell>
        </table:table-row>
        <table:table-row>
          <table:table-cell table:style-name="Tabella14.A2" office:value-type="string">
            <text:p text:style-name="P27"><text:s text:c="49"/>2</text:p>
          </table:table-cell>
          <table:table-cell table:style-name="Tabella14.B2" office:value-type="string">
            <text:p text:style-name="P84">Il sistema cancella tutti i wire connessi al blocchetto del segnale da eliminare.</text:p>
          </table:table-cell>
        </table:table-row>
        <table:table-row>
          <table:table-cell table:style-name="Tabella14.A2" office:value-type="string">
            <text:p text:style-name="P28"><text:s text:c="50"/>3</text:p>
          </table:table-cell>
          <table:table-cell table:style-name="Tabella14.B2" office:value-type="string">
            <text:p text:style-name="P30">Il sistema cancella dal foglio di lavoro il blocchetto del segnale</text:p>
          </table:table-cell>
        </table:table-row>
      </table:table>
      <text:p text:style-name="P70"/>
      <text:p text:style-name="P46"><text:span text:style-name="Car._20_predefinito_20_paragrafo"><text:span text:style-name="T36"/></text:span></text:p>
      <text:p text:style-name="P79"><text:span text:style-name="Car._20_predefinito_20_paragrafo"><text:span text:style-name="T36"/></text:span></text:p>
      <text:p text:style-name="P46"><text:span text:style-name="Car._20_predefinito_20_paragrafo"><text:span text:style-name="T36">3.2.17 UC17:</text:span></text:span><text:span text:style-name="Car._20_predefinito_20_paragrafo"><text:span text:style-name="T37"> UC17 AGGIUNGI CONNESSIONE OPERATORI</text:span></text:span></text:p>
      <text:p text:style-name="P76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28">Nome</text:p>
          </table:table-cell>
          <table:table-cell table:style-name="Tabella15.B1" office:value-type="string">
            <text:p text:style-name="P30">Aggiungi connessione operatori</text:p>
          </table:table-cell>
        </table:table-row>
        <table:table-row>
          <table:table-cell table:style-name="Tabella15.A2" office:value-type="string">
            <text:p text:style-name="P28">Portata</text:p>
          </table:table-cell>
          <table:table-cell table:style-name="Tabella15.B2" office:value-type="string">
            <text:p text:style-name="P30">Editor grafico</text:p>
          </table:table-cell>
        </table:table-row>
        <table:table-row>
          <table:table-cell table:style-name="Tabella15.A2" office:value-type="string">
            <text:p text:style-name="P28">Livello</text:p>
          </table:table-cell>
          <table:table-cell table:style-name="Tabella15.B2" office:value-type="string">
            <text:p text:style-name="P30">Obiettivo Utente</text:p>
          </table:table-cell>
        </table:table-row>
        <table:table-row>
          <table:table-cell table:style-name="Tabella15.A2" office:value-type="string">
            <text:p text:style-name="P28">Attore Primario</text:p>
          </table:table-cell>
          <table:table-cell table:style-name="Tabella15.B2" office:value-type="string">
            <text:p text:style-name="P30">Manutentore</text:p>
          </table:table-cell>
        </table:table-row>
        <table:table-row>
          <table:table-cell table:style-name="Tabella15.A2" office:value-type="string">
            <text:p text:style-name="P28">Attore Finale</text:p>
          </table:table-cell>
          <table:table-cell table:style-name="Tabella15.B2" office:value-type="string">
            <text:p text:style-name="P30">Manutentore</text:p>
          </table:table-cell>
        </table:table-row>
        <table:table-row>
          <table:table-cell table:style-name="Tabella15.A2" office:value-type="string">
            <text:p text:style-name="P28">Parti interessate e d’interesse:</text:p>
          </table:table-cell>
          <table:table-cell table:style-name="Tabella15.B2" office:value-type="string">
            <text:p text:style-name="P30"/>
          </table:table-cell>
        </table:table-row>
        <table:table-row>
          <table:table-cell table:style-name="Tabella15.A2" office:value-type="string">
            <text:p text:style-name="P28">Manutentore:</text:p>
          </table:table-cell>
          <table:table-cell table:style-name="Tabella15.B2" office:value-type="string">
            <text:p text:style-name="P30">Vuole collegare due operatori attraverso l’uso di un wire</text:p>
          </table:table-cell>
        </table:table-row>
        <table:table-row>
          <table:table-cell table:style-name="Tabella15.A2" office:value-type="string">
            <text:p text:style-name="P28">Pre-condizioni:</text:p>
          </table:table-cell>
          <table:table-cell table:style-name="Tabella15.B2" office:value-type="string">
            <text:p text:style-name="P30">Nell’editor deve essere aperto un foglio di lavoro e vi devono essere dei blocchetti già inseriti</text:p>
          </table:table-cell>
        </table:table-row>
        <table:table-row>
          <table:table-cell table:style-name="Tabella15.A2" office:value-type="string">
            <text:p text:style-name="P28">Garanzia di successo</text:p>
          </table:table-cell>
          <table:table-cell table:style-name="Tabella15.B2" office:value-type="string">
            <text:p text:style-name="P30">Sull’editor grafico i due blocchetti risutano collegati correttamente</text:p>
          </table:table-cell>
        </table:table-row>
        <table:table-row>
          <table:table-cell table:style-name="Tabella15.A2" office:value-type="string">
            <text:p text:style-name="P28">Scenario Principale:</text:p>
          </table:table-cell>
          <table:table-cell table:style-name="Tabella15.B2" office:value-type="string">
            <text:p text:style-name="P30"/>
          </table:table-cell>
        </table:table-row>
        <table:table-row>
          <table:table-cell table:style-name="Tabella15.A2" office:value-type="string">
            <text:p text:style-name="P28"><text:s text:c="50"/>1</text:p>
          </table:table-cell>
          <table:table-cell table:style-name="Tabella15.B2" office:value-type="string">
            <text:p text:style-name="P30">Il manutentore seleziona il wire per collegare i blocchetti.</text:p>
          </table:table-cell>
        </table:table-row>
        <table:table-row>
          <table:table-cell table:style-name="Tabella15.A2" office:value-type="string">
            <text:p text:style-name="P28"><text:s text:c="50"/>2</text:p>
          </table:table-cell>
          <table:table-cell table:style-name="Tabella15.B2" office:value-type="string">
            <text:p text:style-name="P30">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8"><text:s text:c="50"/>3</text:p>
          </table:table-cell>
          <table:table-cell table:style-name="Tabella15.B2" office:value-type="string">
            <text:p text:style-name="P30">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6">4</text:p>
          </table:table-cell>
          <table:table-cell table:style-name="Tabella15.B2" office:value-type="string">
            <text:p text:style-name="P30">L’editor controlla che sia garantita la compatibilità tra i tipi di dato connessi</text:p>
          </table:table-cell>
        </table:table-row>
        <table:table-row>
          <table:table-cell table:style-name="Tabella15.A2" office:value-type="string">
            <text:p text:style-name="P26">5</text:p>
          </table:table-cell>
          <table:table-cell table:style-name="Tabella15.B2" office:value-type="string">
            <text:p text:style-name="P30">L’editor collega graficamente l’uscita del primo blocchetto con l’ingresso del secondo blocchetto.</text:p>
          </table:table-cell>
        </table:table-row>
        <table:table-row>
          <table:table-cell table:style-name="Tabella15.A2" office:value-type="string">
            <text:p text:style-name="P28">Scenari alternativi:</text:p>
          </table:table-cell>
          <table:table-cell table:style-name="Tabella15.B2" office:value-type="string">
            <text:p text:style-name="P30"/>
          </table:table-cell>
        </table:table-row>
        <table:table-row>
          <table:table-cell table:style-name="Tabella15.A2" office:value-type="string">
            <text:p text:style-name="P26">2a</text:p>
          </table:table-cell>
          <table:table-cell table:style-name="Tabella15.B2" office:value-type="string">
            <text:p text:style-name="P30">Si seleziona prima la porta di input e poi quella di output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0">1 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0">2 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6"/>
          </table:table-cell>
          <table:table-cell table:style-name="Tabella15.B2" office:value-type="string">
            <text:p text:style-name="P30">3 Si passa al punto 4 dello scenario principale.</text:p>
          </table:table-cell>
        </table:table-row>
        <table:table-row>
          <table:table-cell table:style-name="Tabella15.A2" office:value-type="string">
            <text:p text:style-name="P26">5a</text:p>
          </table:table-cell>
          <table:table-cell table:style-name="Tabella15.B2" office:value-type="string">
            <text:p text:style-name="P30">I tipi di dato collegati non sono compatibili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29">1 Il sistema notifica al manutentore che i due tipi di dato collegato non sono compatibili</text:p>
          </table:table-cell>
        </table:table-row>
        <table:table-row>
          <table:table-cell table:style-name="Tabella15.A2" office:value-type="string">
            <text:p text:style-name="P26"/>
          </table:table-cell>
          <table:table-cell table:style-name="Tabella15.B2" office:value-type="string">
            <text:p text:style-name="P30">2 L’operazione di collegamento viene annullata</text:p>
          </table:table-cell>
        </table:table-row>
      </table:table>
      <text:p text:style-name="P70"/>
      <text:p text:style-name="P70"/>
      <text:p text:style-name="P70"/>
      <text:p text:style-name="P83"/>
      <text:p text:style-name="P46"><text:span text:style-name="Car._20_predefinito_20_paragrafo"><text:span text:style-name="T36">3.2.18 UC18:</text:span></text:span><text:span text:style-name="Car._20_predefinito_20_paragrafo"><text:span text:style-name="T37"> UC18 RIMUOVI CONNESIONE OPERATORI</text:span></text:span></text:p>
      <text:p text:style-name="P46"><text:span text:style-name="Car._20_predefinito_20_paragrafo"><text:span text:style-name="T38"><text:tab/></text:span></text:span></text:p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28">Nome</text:p>
          </table:table-cell>
          <table:table-cell table:style-name="Tabella16.B1" office:value-type="string">
            <text:p text:style-name="P30">Rimuovi connessione operatori</text:p>
          </table:table-cell>
        </table:table-row>
        <table:table-row>
          <table:table-cell table:style-name="Tabella16.A2" office:value-type="string">
            <text:p text:style-name="P28">Portata</text:p>
          </table:table-cell>
          <table:table-cell table:style-name="Tabella16.B2" office:value-type="string">
            <text:p text:style-name="P30">Editor grafico</text:p>
          </table:table-cell>
        </table:table-row>
        <table:table-row>
          <table:table-cell table:style-name="Tabella16.A2" office:value-type="string">
            <text:p text:style-name="P28">Livello</text:p>
          </table:table-cell>
          <table:table-cell table:style-name="Tabella16.B2" office:value-type="string">
            <text:p text:style-name="P30">Obiettivo Utente</text:p>
          </table:table-cell>
        </table:table-row>
        <table:table-row>
          <table:table-cell table:style-name="Tabella16.A2" office:value-type="string">
            <text:p text:style-name="P28">Attore Primario</text:p>
          </table:table-cell>
          <table:table-cell table:style-name="Tabella16.B2" office:value-type="string">
            <text:p text:style-name="P30">Manutentore</text:p>
          </table:table-cell>
        </table:table-row>
        <table:table-row>
          <table:table-cell table:style-name="Tabella16.A2" office:value-type="string">
            <text:p text:style-name="P28">Attore Finale</text:p>
          </table:table-cell>
          <table:table-cell table:style-name="Tabella16.B2" office:value-type="string">
            <text:p text:style-name="P30">Manutentore</text:p>
          </table:table-cell>
        </table:table-row>
        <table:table-row>
          <table:table-cell table:style-name="Tabella16.A2" office:value-type="string">
            <text:p text:style-name="P28">Parti interessate e d’interesse:</text:p>
          </table:table-cell>
          <table:table-cell table:style-name="Tabella16.B2" office:value-type="string">
            <text:p text:style-name="P30"/>
          </table:table-cell>
        </table:table-row>
        <table:table-row>
          <table:table-cell table:style-name="Tabella16.A2" office:value-type="string">
            <text:p text:style-name="P28">Manutentore:</text:p>
          </table:table-cell>
          <table:table-cell table:style-name="Tabella16.B2" office:value-type="string">
            <text:p text:style-name="P30">Vuole eliminare una connessione tra due blocchetti effettuata a mezzo di wire</text:p>
          </table:table-cell>
        </table:table-row>
        <table:table-row>
          <table:table-cell table:style-name="Tabella16.A2" office:value-type="string">
            <text:p text:style-name="P28">Pre-condizioni:</text:p>
          </table:table-cell>
          <table:table-cell table:style-name="Tabella16.B2" office:value-type="string">
            <text:p text:style-name="P30">Nell’editor deve essere aperto un foglio di lavoro </text:p>
          </table:table-cell>
        </table:table-row>
        <table:table-row>
          <table:table-cell table:style-name="Tabella16.A2" office:value-type="string">
            <text:p text:style-name="P28">Garanzia di successo</text:p>
          </table:table-cell>
          <table:table-cell table:style-name="Tabella16.B2" office:value-type="string">
            <text:p text:style-name="P30">Sull’editor grafico i due blocchetti risultano scollegati</text:p>
          </table:table-cell>
        </table:table-row>
        <table:table-row>
          <table:table-cell table:style-name="Tabella16.A2" office:value-type="string">
            <text:p text:style-name="P28">Scenario Principale:</text:p>
          </table:table-cell>
          <table:table-cell table:style-name="Tabella16.B2" office:value-type="string">
            <text:p text:style-name="P30"/>
          </table:table-cell>
        </table:table-row>
        <table:table-row>
          <table:table-cell table:style-name="Tabella16.A2" office:value-type="string">
            <text:p text:style-name="P28"><text:s text:c="50"/>1</text:p>
          </table:table-cell>
          <table:table-cell table:style-name="Tabella16.B2" office:value-type="string">
            <text:p text:style-name="P30">Il manutentore seleziona sul foglio di lavoro il wire da eliminare</text:p>
          </table:table-cell>
        </table:table-row>
        <table:table-row>
          <table:table-cell table:style-name="Tabella16.A2" office:value-type="string">
            <text:p text:style-name="P28"><text:s text:c="50"/>2</text:p>
          </table:table-cell>
          <table:table-cell table:style-name="Tabella16.B2" office:value-type="string">
            <text:p text:style-name="P30">Il manutentore seleziona l’opzione “Elimina collegamento”.</text:p>
          </table:table-cell>
        </table:table-row>
        <table:table-row>
          <table:table-cell table:style-name="Tabella16.A2" office:value-type="string">
            <text:p text:style-name="P28"><text:s text:c="50"/>3</text:p>
          </table:table-cell>
          <table:table-cell table:style-name="Tabella16.B2" office:value-type="string">
            <text:p text:style-name="P30">Il sistema rimuove il collegmento selazionato dall’editor grafico</text:p>
          </table:table-cell>
        </table:table-row>
      </table:table>
      <text:p text:style-name="P70"/>
      <text:p text:style-name="P70"/>
      <text:p text:style-name="P83"/>
      <text:p text:style-name="P70"/>
      <text:p text:style-name="P46"><text:span text:style-name="Car._20_predefinito_20_paragrafo"><text:span text:style-name="T36">3.2.24 UC24:</text:span></text:span><text:span text:style-name="Car._20_predefinito_20_paragrafo"><text:span text:style-name="T37"> UC24 CHIUDI FOGLIO DI LAVORO</text:span></text:span></text:p>
      <text:p text:style-name="P46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28">Nome</text:p>
          </table:table-cell>
          <table:table-cell table:style-name="Tabella17.B1" office:value-type="string">
            <text:p text:style-name="P30">Chiudi foglio di lavoro</text:p>
          </table:table-cell>
        </table:table-row>
        <table:table-row>
          <table:table-cell table:style-name="Tabella17.A2" office:value-type="string">
            <text:p text:style-name="P28">Portata</text:p>
          </table:table-cell>
          <table:table-cell table:style-name="Tabella17.B2" office:value-type="string">
            <text:p text:style-name="P30">Editor grafico</text:p>
          </table:table-cell>
        </table:table-row>
        <table:table-row>
          <table:table-cell table:style-name="Tabella17.A2" office:value-type="string">
            <text:p text:style-name="P28">Livello</text:p>
          </table:table-cell>
          <table:table-cell table:style-name="Tabella17.B2" office:value-type="string">
            <text:p text:style-name="P30">Obiettivo Utente</text:p>
          </table:table-cell>
        </table:table-row>
        <table:table-row>
          <table:table-cell table:style-name="Tabella17.A2" office:value-type="string">
            <text:p text:style-name="P28">Attore Primario</text:p>
          </table:table-cell>
          <table:table-cell table:style-name="Tabella17.B2" office:value-type="string">
            <text:p text:style-name="P30">Manutentore</text:p>
          </table:table-cell>
        </table:table-row>
        <table:table-row>
          <table:table-cell table:style-name="Tabella17.A2" office:value-type="string">
            <text:p text:style-name="P28">Attore Finale</text:p>
          </table:table-cell>
          <table:table-cell table:style-name="Tabella17.B2" office:value-type="string">
            <text:p text:style-name="P30">Manutentore</text:p>
          </table:table-cell>
        </table:table-row>
        <table:table-row>
          <table:table-cell table:style-name="Tabella17.A2" office:value-type="string">
            <text:p text:style-name="P28">Parti interessate e d’interesse:</text:p>
          </table:table-cell>
          <table:table-cell table:style-name="Tabella17.B2" office:value-type="string">
            <text:p text:style-name="P30"/>
          </table:table-cell>
        </table:table-row>
        <table:table-row>
          <table:table-cell table:style-name="Tabella17.A2" office:value-type="string">
            <text:p text:style-name="P28">Manutentore:</text:p>
          </table:table-cell>
          <table:table-cell table:style-name="Tabella17.B2" office:value-type="string">
            <text:p text:style-name="P30">Vuole chiudere il foglio di lavoro al momento aperto all’interno dell’editor grafico (è possibile avere aperto solo un foglio di lavoro per volta)</text:p>
          </table:table-cell>
        </table:table-row>
        <table:table-row>
          <table:table-cell table:style-name="Tabella17.A2" office:value-type="string">
            <text:p text:style-name="P28">Pre-condizioni:</text:p>
          </table:table-cell>
          <table:table-cell table:style-name="Tabella17.B2" office:value-type="string">
            <text:p text:style-name="P30">Nell’editor deve essere aperto un foglio di lavoro.</text:p>
          </table:table-cell>
        </table:table-row>
        <table:table-row>
          <table:table-cell table:style-name="Tabella17.A2" office:value-type="string">
            <text:p text:style-name="P28">Garanzia di successo</text:p>
          </table:table-cell>
          <table:table-cell table:style-name="Tabella17.B2" office:value-type="string">
            <text:p text:style-name="P30">Il foglio di lavoro risulta chiuso e quindi non più visibile all’interno dell’editor grafico.</text:p>
          </table:table-cell>
        </table:table-row>
        <table:table-row>
          <table:table-cell table:style-name="Tabella17.A2" office:value-type="string">
            <text:p text:style-name="P28">Scenario Principale:</text:p>
          </table:table-cell>
          <table:table-cell table:style-name="Tabella17.B2" office:value-type="string">
            <text:p text:style-name="P30"/>
          </table:table-cell>
        </table:table-row>
        <table:table-row>
          <table:table-cell table:style-name="Tabella17.A2" office:value-type="string">
            <text:p text:style-name="P28"><text:s text:c="50"/>1</text:p>
          </table:table-cell>
          <table:table-cell table:style-name="Tabella17.B2" office:value-type="string">
            <text:p text:style-name="P30">Il manutentore seleziona l’opzione “Chiudi foglio di lavoro”</text:p>
          </table:table-cell>
        </table:table-row>
        <table:table-row>
          <table:table-cell table:style-name="Tabella17.A2" office:value-type="string">
            <text:p text:style-name="P28"><text:s text:c="50"/>2</text:p>
          </table:table-cell>
          <table:table-cell table:style-name="Tabella17.B2" office:value-type="string">
            <text:p text:style-name="P30">Il sistema effettua controlli riguardo lo stato del salvataggio del foglio di lavoro aperto.</text:p>
          </table:table-cell>
        </table:table-row>
        <table:table-row>
          <table:table-cell table:style-name="Tabella17.A13" office:value-type="string">
            <text:p text:style-name="P28"><text:s text:c="50"/>3</text:p>
          </table:table-cell>
          <table:table-cell table:style-name="Tabella17.B13" office:value-type="string">
            <text:p text:style-name="P30">Il sistema chiude il foglio di lavoro aperto che quindi non risulta più visibile nell’editor grafico</text:p>
          </table:table-cell>
        </table:table-row>
        <table:table-row>
          <table:table-cell table:style-name="Tabella17.A14" office:value-type="string">
            <text:p text:style-name="P28">Scenari alternativi:</text:p>
          </table:table-cell>
          <table:table-cell table:style-name="Tabella17.B14" office:value-type="string">
            <text:p text:style-name="P30"/>
          </table:table-cell>
        </table:table-row>
        <table:table-row>
          <table:table-cell table:style-name="Tabella17.A14" office:value-type="string">
            <text:p text:style-name="P26">3a</text:p>
          </table:table-cell>
          <table:table-cell table:style-name="Tabella17.B14" office:value-type="string">
            <text:p text:style-name="P30">Le ultime modifiche effettuate sul foglio di lavoro non sono ancora state salvate</text:p>
          </table:table-cell>
        </table:table-row>
        <table:table-row>
          <table:table-cell table:style-name="Tabella17.A14" office:value-type="string">
            <text:p text:style-name="P28"/>
          </table:table-cell>
          <table:table-cell table:style-name="Tabella17.B14" office:value-type="string">
            <text:p text:style-name="P30">1 Il sistema segnala al manutentore che le ultime modifiche non sono state salvate e gli chiede se vuole salvarle o chiudere senza salvare</text:p>
          </table:table-cell>
        </table:table-row>
        <table:table-row>
          <table:table-cell table:style-name="Tabella17.A14" office:value-type="string">
            <text:p text:style-name="P28"/>
          </table:table-cell>
          <table:table-cell table:style-name="Tabella17.B14" office:value-type="string">
            <text:p text:style-name="P30">2a Il manutentore seleziona l’opzione “Salva prima di continuare”:</text:p>
            <text:list xml:id="list2312134805118544389" text:style-name="L1">
              <text:list-item>
                <text:p text:style-name="P87">Si annulla l’operazione di chusura cosi che il manutentore possa provvedere al salvataggio delle ultime modifiche.</text:p>
              </text:list-item>
            </text:list>
            <text:p text:style-name="P30">2b Il manutentore seleziona l’opzione “Chudi senza salvare”:</text:p>
            <text:list xml:id="list120447851135136" text:continue-numbering="true" text:style-name="L1">
              <text:list-item>
                <text:p text:style-name="P87">Si passa al punto 3 dello scenario principale</text:p>
              </text:list-item>
            </text:list>
          </table:table-cell>
        </table:table-row>
      </table:table>
      <text:h text:style-name="P85" text:outline-level="2"/>
      <text:p text:style-name="P46"/>
      <text:p text:style-name="P46"/>
      <text:p text:style-name="P79"/>
      <text:p text:style-name="P46"><text:span text:style-name="Car._20_predefinito_20_paragrafo"><text:span text:style-name="T36">3.2.26 UC26: </text:span></text:span><text:span text:style-name="Car._20_predefinito_20_paragrafo"><text:span text:style-name="T37">VERIFICA CORRETTEZZA OPERATORE COMPLESSO</text:span></text:span></text:p>
      <text:p text:style-name="P76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28">Nome</text:p>
          </table:table-cell>
          <table:table-cell table:style-name="Tabella18.B1" office:value-type="string">
            <text:p text:style-name="P30">Verifica correttezza operatore complesso</text:p>
          </table:table-cell>
        </table:table-row>
        <table:table-row>
          <table:table-cell table:style-name="Tabella18.A2" office:value-type="string">
            <text:p text:style-name="P28">Portata</text:p>
          </table:table-cell>
          <table:table-cell table:style-name="Tabella18.B2" office:value-type="string">
            <text:p text:style-name="P30">Editor grafico</text:p>
          </table:table-cell>
        </table:table-row>
        <table:table-row>
          <table:table-cell table:style-name="Tabella18.A2" office:value-type="string">
            <text:p text:style-name="P28">Livello</text:p>
          </table:table-cell>
          <table:table-cell table:style-name="Tabella18.B2" office:value-type="string">
            <text:p text:style-name="P30">Obiettivo Utente</text:p>
          </table:table-cell>
        </table:table-row>
        <table:table-row>
          <table:table-cell table:style-name="Tabella18.A2" office:value-type="string">
            <text:p text:style-name="P28">Attore Primario</text:p>
          </table:table-cell>
          <table:table-cell table:style-name="Tabella18.B2" office:value-type="string">
            <text:p text:style-name="P30">Manutentore</text:p>
          </table:table-cell>
        </table:table-row>
        <table:table-row>
          <table:table-cell table:style-name="Tabella18.A2" office:value-type="string">
            <text:p text:style-name="P28">Attore Finale</text:p>
          </table:table-cell>
          <table:table-cell table:style-name="Tabella18.B2" office:value-type="string">
            <text:p text:style-name="P30">Manutentore</text:p>
          </table:table-cell>
        </table:table-row>
        <table:table-row>
          <table:table-cell table:style-name="Tabella18.A2" office:value-type="string">
            <text:p text:style-name="P28">Parti interessate e d’interesse:</text:p>
          </table:table-cell>
          <table:table-cell table:style-name="Tabella18.B2" office:value-type="string">
            <text:p text:style-name="P30"/>
          </table:table-cell>
        </table:table-row>
        <table:table-row>
          <table:table-cell table:style-name="Tabella18.A2" office:value-type="string">
            <text:p text:style-name="P28">Manutentore:</text:p>
          </table:table-cell>
          <table:table-cell table:style-name="Tabella18.B2" office:value-type="string">
            <text:p text:style-name="P30">Vuole verificare che l’operatore complesso presente sul foglio di lavoro attualmente aperto sia assemblato in maniera strutturalmente corretta</text:p>
          </table:table-cell>
        </table:table-row>
        <table:table-row>
          <table:table-cell table:style-name="Tabella18.A2" office:value-type="string">
            <text:p text:style-name="P28">Pre-condizioni:</text:p>
          </table:table-cell>
          <table:table-cell table:style-name="Tabella18.B2" office:value-type="string">
            <text:p text:style-name="P30">All’interno dell’editor deve essere aperto un foglio di lavoro relativo alla costruzione di un operatore complesso.</text:p>
          </table:table-cell>
        </table:table-row>
        <table:table-row>
          <table:table-cell table:style-name="Tabella18.A2" office:value-type="string">
            <text:p text:style-name="P28">Garanzia di successo</text:p>
          </table:table-cell>
          <table:table-cell table:style-name="Tabella18.B2" office:value-type="string">
            <text:p text:style-name="P30">Il sistema notifica al manutentore che l’operatore è assemblato in maniera strutturalmente corretta.</text:p>
          </table:table-cell>
        </table:table-row>
        <table:table-row>
          <table:table-cell table:style-name="Tabella18.A2" office:value-type="string">
            <text:p text:style-name="P28">Scenario Principale:</text:p>
          </table:table-cell>
          <table:table-cell table:style-name="Tabella18.B2" office:value-type="string">
            <text:p text:style-name="P30"/>
          </table:table-cell>
        </table:table-row>
        <table:table-row>
          <table:table-cell table:style-name="Tabella18.A2" office:value-type="string">
            <text:p text:style-name="P28"><text:s text:c="50"/>1</text:p>
          </table:table-cell>
          <table:table-cell table:style-name="Tabella18.B2" office:value-type="string">
            <text:p text:style-name="P30">Il manutentore seleziona l’opzione “Verifica corettezza” </text:p>
          </table:table-cell>
        </table:table-row>
        <table:table-row>
          <table:table-cell table:style-name="Tabella18.A2" office:value-type="string">
            <text:p text:style-name="P28"><text:s text:c="50"/>2</text:p>
          </table:table-cell>
          <table:table-cell table:style-name="Tabella18.B2" office:value-type="string">
            <text:p text:style-name="P30">Il sistema verifica che siano presenti almeno una porta di ingresso e una di uscita</text:p>
          </table:table-cell>
        </table:table-row>
        <table:table-row>
          <table:table-cell table:style-name="Tabella18.A2" office:value-type="string">
            <text:p text:style-name="P28"><text:s text:c="50"/>3</text:p>
          </table:table-cell>
          <table:table-cell table:style-name="Tabella18.B2" office:value-type="string">
            <text:p text:style-name="P30">Il sistema verifica che tutti i blocchetti siano collegati</text:p>
          </table:table-cell>
        </table:table-row>
        <table:table-row>
          <table:table-cell table:style-name="Tabella18.A2" office:value-type="string">
            <text:p text:style-name="P28"><text:s text:c="50"/>4 <text:s text:c="30"/></text:p>
          </table:table-cell>
          <table:table-cell table:style-name="Tabella18.B2" office:value-type="string">
            <text:p text:style-name="P30">L’editor grafico notifica al manutentore che l’operatore risulta assemblato in maniera strutturalmente corretta.</text:p>
          </table:table-cell>
        </table:table-row>
        <table:table-row>
          <table:table-cell table:style-name="Tabella18.A2" office:value-type="string">
            <text:p text:style-name="P28">Scenari alternativi:</text:p>
          </table:table-cell>
          <table:table-cell table:style-name="Tabella18.B2" office:value-type="string">
            <text:p text:style-name="P30"/>
          </table:table-cell>
        </table:table-row>
        <table:table-row>
          <table:table-cell table:style-name="Tabella18.A2" office:value-type="string">
            <text:p text:style-name="P25"><text:tab/> <text:s text:c="14"/>3a</text:p>
          </table:table-cell>
          <table:table-cell table:style-name="Tabella18.B2" office:value-type="string">
            <text:p text:style-name="P30">Non sono presenti una porta di ingresso e/o uscita</text:p>
          </table:table-cell>
        </table:table-row>
        <table:table-row>
          <table:table-cell table:style-name="Tabella18.A2" office:value-type="string">
            <text:p text:style-name="P25"/>
          </table:table-cell>
          <table:table-cell table:style-name="Tabella18.B2" office:value-type="string">
            <text:p text:style-name="P30">1 Il sistema notifica al manutentore del’assenza di porte di ingresso e/o uscita</text:p>
          </table:table-cell>
        </table:table-row>
        <table:table-row>
          <table:table-cell table:style-name="Tabella18.A2" office:value-type="string">
            <text:p text:style-name="P25"/>
          </table:table-cell>
          <table:table-cell table:style-name="Tabella18.B2" office:value-type="string">
            <text:p text:style-name="P30">2 L’operazione di verifica termina con esito negativo</text:p>
          </table:table-cell>
        </table:table-row>
        <table:table-row>
          <table:table-cell table:style-name="Tabella18.A19" office:value-type="string">
            <text:p text:style-name="P28"><text:s text:c="48"/>4a</text:p>
          </table:table-cell>
          <table:table-cell table:style-name="Tabella18.B19" office:value-type="string">
            <text:p text:style-name="P30">Alcuni blocchetti non sono collegati</text:p>
          </table:table-cell>
        </table:table-row>
        <table:table-row>
          <table:table-cell table:style-name="Tabella18.A20" office:value-type="string">
            <text:p text:style-name="P28"/>
          </table:table-cell>
          <table:table-cell table:style-name="Tabella18.B20" office:value-type="string">
            <text:p text:style-name="P30">1 Il sistema notifica al manutentore che alcuni blocchetti risultano non collegati</text:p>
          </table:table-cell>
        </table:table-row>
        <table:table-row>
          <table:table-cell table:style-name="Tabella18.A20" office:value-type="string">
            <text:p text:style-name="P28"/>
          </table:table-cell>
          <table:table-cell table:style-name="Tabella18.B20" office:value-type="string">
            <text:p text:style-name="P30">2 L’operazione di verifica termina con esito negativo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32:34.035635571</meta:creation-date>
    <dc:date>2017-06-01T12:04:47.098590522</dc:date>
    <meta:editing-duration>PT5H9M25S</meta:editing-duration>
    <meta:editing-cycles>25</meta:editing-cycles>
    <meta:generator>LibreOffice/5.1.6.2$Linux_X86_64 LibreOffice_project/10m0$Build-2</meta:generator>
    <meta:document-statistic meta:table-count="16" meta:image-count="0" meta:object-count="0" meta:page-count="18" meta:paragraph-count="603" meta:word-count="2655" meta:character-count="19039" meta:non-whitespace-character-count="15344"/>
  </office:meta>
</office:document-meta>
</file>